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0.99mm"/>
    </style:style>
    <style:style style:name="co4" style:family="table-column">
      <style:table-column-properties fo:break-before="auto" style:column-width="19.17mm"/>
    </style:style>
    <style:style style:name="co5" style:family="table-column">
      <style:table-column-properties fo:break-before="auto" style:column-width="11.2mm"/>
    </style:style>
    <style:style style:name="co6" style:family="table-column">
      <style:table-column-properties fo:break-before="auto" style:column-width="15.43mm"/>
    </style:style>
    <style:style style:name="co7" style:family="table-column">
      <style:table-column-properties fo:break-before="auto" style:column-width="13.19mm"/>
    </style:style>
    <style:style style:name="co8" style:family="table-column">
      <style:table-column-properties fo:break-before="auto" style:column-width="1.48mm"/>
    </style:style>
    <style:style style:name="co9" style:family="table-column">
      <style:table-column-properties fo:break-before="auto" style:column-width="1.73mm"/>
    </style:style>
    <style:style style:name="co10" style:family="table-column">
      <style:table-column-properties fo:break-before="auto" style:column-width="5.47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8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89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7"/>
        <table:table-column table:style-name="co1" table:default-cell-style-name="ce27"/>
        <table:table-column table:style-name="co5" table:default-cell-style-name="ce27"/>
        <table:table-column table:style-name="co1" table:number-columns-repeated="4" table:default-cell-style-name="ce27"/>
        <table:table-column table:style-name="co2" table:default-cell-style-name="ce27"/>
        <table:table-column table:style-name="co6" table:default-cell-style-name="ce27"/>
        <table:table-column table:style-name="co5" table:default-cell-style-name="ce27"/>
        <table:table-column table:style-name="co2" table:default-cell-style-name="ce27"/>
        <table:table-column table:style-name="co1" table:default-cell-style-name="ce27"/>
        <table:table-column table:style-name="co2" table:default-cell-style-name="ce27"/>
        <table:table-column table:style-name="co7" table:default-cell-style-name="ce27"/>
        <table:table-column table:style-name="co5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234" table:default-cell-style-name="ce27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11-1 再生能源供給</text:p>
          </table:table-cell>
          <table:covered-table-cell table:number-columns-repeated="18" table:style-name="ce9"/>
          <table:table-cell table:style-name="ce41" table:number-columns-repeated="1005"/>
        </table:table-row>
        <table:table-row table:style-name="ro2">
          <table:table-cell table:number-columns-repeated="3"/>
          <table:table-cell table:style-name="ce11"/>
          <table:table-cell table:style-name="ce28" table:number-columns-repeated="2"/>
          <table:table-cell table:style-name="ce32"/>
          <table:table-cell table:style-name="ce28" table:number-columns-repeated="2"/>
          <table:table-cell table:style-name="ce35" table:number-columns-repeated="10"/>
          <table:table-cell table:style-name="ce28" table:number-columns-repeated="1005"/>
        </table:table-row>
        <table:table-row table:style-name="ro3">
          <table:table-cell table:style-name="ce3" office:value-type="string" calcext:value-type="string" table:number-columns-spanned="3" table:number-rows-spanned="3">
            <text:p>年　　　　　　月</text:p>
          </table:table-cell>
          <table:covered-table-cell table:style-name="ce10"/>
          <table:covered-table-cell table:style-name="ce17"/>
          <table:table-cell table:style-name="ce3" office:value-type="string" calcext:value-type="string" table:number-columns-spanned="12" table:number-rows-spanned="1">
            <text:p>再生能源(千度)</text:p>
          </table:table-cell>
          <table:covered-table-cell table:number-columns-repeated="10" table:style-name="ce29"/>
          <table:covered-table-cell table:style-name="ce36"/>
          <table:table-cell table:style-name="ce37" office:value-type="string" calcext:value-type="string">
            <text:p>太陽熱能*</text:p>
          </table:table-cell>
          <table:table-cell table:style-name="ce3" office:value-type="string" calcext:value-type="string" table:number-columns-spanned="3" table:number-rows-spanned="1">
            <text:p>再生油品(公秉)</text:p>
          </table:table-cell>
          <table:covered-table-cell table:number-columns-repeated="2" table:style-name="ce3"/>
          <table:table-cell table:style-name="ce28" table:number-columns-repeated="1005"/>
        </table:table-row>
        <table:table-row table:style-name="ro2">
          <table:covered-table-cell table:style-name="ce4"/>
          <table:covered-table-cell table:style-name="ce11"/>
          <table:covered-table-cell table:style-name="ce18"/>
          <table:table-cell table:style-name="ce3" office:value-type="string" calcext:value-type="string" table:number-columns-spanned="1" table:number-rows-spanned="2">
            <text:p>小計</text:p>
          </table:table-cell>
          <table:table-cell table:style-name="ce3" office:value-type="string" calcext:value-type="string" table:number-columns-spanned="1" table:number-rows-spanned="2">
            <text:p>慣常水力</text:p>
          </table:table-cell>
          <table:table-cell table:style-name="ce3" office:value-type="string" calcext:value-type="string" table:number-columns-spanned="1" table:number-rows-spanned="2">
            <text:p>地熱</text:p>
          </table:table-cell>
          <table:table-cell table:style-name="ce3" office:value-type="string" calcext:value-type="string" table:number-columns-spanned="1" table:number-rows-spanned="2">
            <text:p>太陽光電</text:p>
          </table:table-cell>
          <table:table-cell table:style-name="ce33" office:value-type="string" calcext:value-type="string" table:number-columns-spanned="3" table:number-rows-spanned="1">
            <text:p>風力</text:p>
          </table:table-cell>
          <table:covered-table-cell table:style-name="ce10"/>
          <table:covered-table-cell table:style-name="ce17"/>
          <table:table-cell table:style-name="ce3" office:value-type="string" calcext:value-type="string" table:number-columns-spanned="4" table:number-rows-spanned="1">
            <text:p>生質能</text:p>
          </table:table-cell>
          <table:covered-table-cell table:number-columns-repeated="2" table:style-name="ce29"/>
          <table:covered-table-cell table:style-name="ce36"/>
          <table:table-cell table:style-name="ce3" office:value-type="string" calcext:value-type="string" table:number-columns-spanned="1" table:number-rows-spanned="2">
            <text:p>廢棄物</text:p>
          </table:table-cell>
          <table:table-cell table:style-name="ce38" office:value-type="string" calcext:value-type="string">
            <text:p>(公秉</text:p>
          </table:table-cell>
          <table:table-cell table:style-name="ce3" office:value-type="string" calcext:value-type="string" table:number-columns-spanned="1" table:number-rows-spanned="2">
            <text:p>小計</text:p>
          </table:table-cell>
          <table:table-cell table:number-columns-repeated="2" table:style-name="ce33" office:value-type="string" calcext:value-type="string">
            <text:p>生質</text:p>
          </table:table-cell>
          <table:table-cell table:style-name="ce28" table:number-columns-repeated="1005"/>
        </table:table-row>
        <table:table-row table:style-name="ro2">
          <table:covered-table-cell table:style-name="ce5"/>
          <table:covered-table-cell table:style-name="ce12"/>
          <table:covered-table-cell table:style-name="ce19"/>
          <table:covered-table-cell table:number-columns-repeated="4" table:style-name="ce22"/>
          <table:table-cell table:style-name="ce34" office:value-type="string" calcext:value-type="string">
            <text:p>小計</text:p>
          </table:table-cell>
          <table:table-cell table:style-name="ce34" office:value-type="string" calcext:value-type="string">
            <text:p>陸域</text:p>
          </table:table-cell>
          <table:table-cell table:style-name="ce34" office:value-type="string" calcext:value-type="string">
            <text:p>離岸</text:p>
          </table:table-cell>
          <table:table-cell table:style-name="ce34" office:value-type="string" calcext:value-type="string">
            <text:p>小計</text:p>
          </table:table-cell>
          <table:table-cell table:style-name="ce34" office:value-type="string" calcext:value-type="string">
            <text:p>固態</text:p>
          </table:table-cell>
          <table:table-cell table:style-name="ce34" office:value-type="string" calcext:value-type="string">
            <text:p>液態</text:p>
          </table:table-cell>
          <table:table-cell table:style-name="ce34" office:value-type="string" calcext:value-type="string">
            <text:p>氣態</text:p>
          </table:table-cell>
          <table:covered-table-cell table:style-name="ce22"/>
          <table:table-cell table:style-name="ce22" office:value-type="string" calcext:value-type="string">
            <text:p>油當量)</text:p>
          </table:table-cell>
          <table:covered-table-cell table:style-name="ce22"/>
          <table:table-cell table:style-name="ce22" office:value-type="string" calcext:value-type="string">
            <text:p>酒精</text:p>
          </table:table-cell>
          <table:table-cell table:style-name="ce22" office:value-type="string" calcext:value-type="string">
            <text:p>柴油</text:p>
          </table:table-cell>
          <table:table-cell table:style-name="ce28" table:number-columns-repeated="1005"/>
        </table:table-row>
        <table:table-row table:style-name="ro4">
          <table:table-cell table:style-name="ce6" office:value-type="string" calcext:value-type="string">
            <text:p>民國 91年</text:p>
          </table:table-cell>
          <table:table-cell table:style-name="ce13"/>
          <table:table-cell table:style-name="ce20"/>
          <table:table-cell table:style-name="ce23" office:value-type="float" office:value="5582829.786876" calcext:value-type="float">
            <text:p><text:s/>5,582,830 <text:s/></text:p>
          </table:table-cell>
          <table:table-cell table:style-name="ce30" office:value-type="float" office:value="2778901.093" calcext:value-type="float">
            <text:p><text:s/>2,778,90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48" calcext:value-type="float">
            <text:p><text:s/>348 <text:s/></text:p>
          </table:table-cell>
          <table:table-cell table:number-columns-repeated="2" table:style-name="ce30" office:value-type="float" office:value="15879.599" calcext:value-type="float">
            <text:p><text:s/>15,88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10969.347072" calcext:value-type="float">
            <text:p><text:s/>410,969 <text:s/></text:p>
          </table:table-cell>
          <table:table-cell table:style-name="ce30" office:value-type="float" office:value="298374.347072" calcext:value-type="float">
            <text:p><text:s/>298,37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12595" calcext:value-type="float">
            <text:p><text:s/>112,595 <text:s/></text:p>
          </table:table-cell>
          <table:table-cell table:style-name="ce30" office:value-type="float" office:value="2376731.747804" calcext:value-type="float">
            <text:p><text:s/>2,376,732 <text:s/></text:p>
          </table:table-cell>
          <table:table-cell table:style-name="ce30" office:value-type="float" office:value="84324" calcext:value-type="float">
            <text:p><text:s/>84,32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2"/>
          <table:table-cell table:number-columns-repeated="1004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20"/>
          <table:table-cell table:style-name="ce23" office:value-type="float" office:value="6209752.831018" calcext:value-type="float">
            <text:p><text:s/>6,209,753 <text:s/></text:p>
          </table:table-cell>
          <table:table-cell table:style-name="ce30" office:value-type="float" office:value="3034516.43" calcext:value-type="float">
            <text:p><text:s/>3,034,51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61" calcext:value-type="float">
            <text:p><text:s/>461 <text:s/></text:p>
          </table:table-cell>
          <table:table-cell table:number-columns-repeated="2" table:style-name="ce30" office:value-type="float" office:value="23761.62" calcext:value-type="float">
            <text:p><text:s/>23,76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94256.400213" calcext:value-type="float">
            <text:p><text:s/>394,256 <text:s/></text:p>
          </table:table-cell>
          <table:table-cell table:style-name="ce30" office:value-type="float" office:value="297092.400213" calcext:value-type="float">
            <text:p><text:s/>297,09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97164" calcext:value-type="float">
            <text:p><text:s/>97,164 <text:s/></text:p>
          </table:table-cell>
          <table:table-cell table:style-name="ce30" office:value-type="float" office:value="2756757.380805" calcext:value-type="float">
            <text:p><text:s/>2,756,757 <text:s/></text:p>
          </table:table-cell>
          <table:table-cell table:style-name="ce30" office:value-type="float" office:value="87932" calcext:value-type="float">
            <text:p><text:s/>87,93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2"/>
          <table:table-cell table:number-columns-repeated="1004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20"/>
          <table:table-cell table:style-name="ce23" office:value-type="float" office:value="6585003.527142" calcext:value-type="float">
            <text:p><text:s/>6,585,004 <text:s/></text:p>
          </table:table-cell>
          <table:table-cell table:style-name="ce30" office:value-type="float" office:value="3209869.181" calcext:value-type="float">
            <text:p><text:s/>3,209,86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84" calcext:value-type="float">
            <text:p><text:s/>584 <text:s/></text:p>
          </table:table-cell>
          <table:table-cell table:number-columns-repeated="2" table:style-name="ce30" office:value-type="float" office:value="25252.811" calcext:value-type="float">
            <text:p><text:s/>25,25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48527.964036" calcext:value-type="float">
            <text:p><text:s/>348,528 <text:s/></text:p>
          </table:table-cell>
          <table:table-cell table:style-name="ce30" office:value-type="float" office:value="279081.964036" calcext:value-type="float">
            <text:p><text:s/>279,08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9446" calcext:value-type="float">
            <text:p><text:s/>69,446 <text:s/></text:p>
          </table:table-cell>
          <table:table-cell table:style-name="ce30" office:value-type="float" office:value="3000769.571106" calcext:value-type="float">
            <text:p><text:s/>3,000,770 <text:s/></text:p>
          </table:table-cell>
          <table:table-cell table:style-name="ce30" office:value-type="float" office:value="92699" calcext:value-type="float">
            <text:p><text:s/>92,69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2"/>
          <table:table-cell table:number-columns-repeated="1004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20"/>
          <table:table-cell table:style-name="ce23" office:value-type="float" office:value="7540953.667718" calcext:value-type="float">
            <text:p><text:s/>7,540,954 <text:s/></text:p>
          </table:table-cell>
          <table:table-cell table:style-name="ce30" office:value-type="float" office:value="4071373.596" calcext:value-type="float">
            <text:p><text:s/>4,071,37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960" calcext:value-type="float">
            <text:p><text:s/>960 <text:s/></text:p>
          </table:table-cell>
          <table:table-cell table:number-columns-repeated="2" table:style-name="ce30" office:value-type="float" office:value="91300.426" calcext:value-type="float">
            <text:p><text:s/>91,30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23479.21242" calcext:value-type="float">
            <text:p><text:s/>323,479 <text:s/></text:p>
          </table:table-cell>
          <table:table-cell table:style-name="ce30" office:value-type="float" office:value="262377.21242" calcext:value-type="float">
            <text:p><text:s/>262,37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1102" calcext:value-type="float">
            <text:p><text:s/>61,102 <text:s/></text:p>
          </table:table-cell>
          <table:table-cell table:style-name="ce30" office:value-type="float" office:value="3053840.433298" calcext:value-type="float">
            <text:p><text:s/>3,053,840 <text:s/></text:p>
          </table:table-cell>
          <table:table-cell table:style-name="ce30" office:value-type="float" office:value="97504" calcext:value-type="float">
            <text:p><text:s/>97,50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style-name="ce42" table:number-columns-repeated="1005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20"/>
          <table:table-cell table:style-name="ce23" office:value-type="float" office:value="7743855.843114" calcext:value-type="float">
            <text:p><text:s/>7,743,856 <text:s/></text:p>
          </table:table-cell>
          <table:table-cell table:style-name="ce30" office:value-type="float" office:value="4088350.767" calcext:value-type="float">
            <text:p><text:s/>4,088,35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457" calcext:value-type="float">
            <text:p><text:s/>1,457 <text:s/></text:p>
          </table:table-cell>
          <table:table-cell table:number-columns-repeated="2" table:style-name="ce30" office:value-type="float" office:value="276074.732" calcext:value-type="float">
            <text:p><text:s/>276,07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21295.34895" calcext:value-type="float">
            <text:p><text:s/>321,295 <text:s/></text:p>
          </table:table-cell>
          <table:table-cell table:style-name="ce30" office:value-type="float" office:value="266850.673012" calcext:value-type="float">
            <text:p><text:s/>266,85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4444.675938" calcext:value-type="float">
            <text:p><text:s/>54,445 <text:s/></text:p>
          </table:table-cell>
          <table:table-cell table:style-name="ce30" office:value-type="float" office:value="3056677.995164" calcext:value-type="float">
            <text:p><text:s/>3,056,678 <text:s/></text:p>
          </table:table-cell>
          <table:table-cell table:style-name="ce30" office:value-type="float" office:value="102400" calcext:value-type="float">
            <text:p><text:s/>102,400 <text:s/></text:p>
          </table:table-cell>
          <table:table-cell table:style-name="ce30" office:value-type="float" office:value="1029" calcext:value-type="float">
            <text:p><text:s/>1,02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9" office:value-type="float" office:value="1029" calcext:value-type="float">
            <text:p><text:s/>1,029 <text:s/></text:p>
          </table:table-cell>
          <table:table-cell table:style-name="ce42"/>
          <table:table-cell table:number-columns-repeated="1004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20"/>
          <table:table-cell table:style-name="ce23" office:value-type="float" office:value="8324820.686398" calcext:value-type="float">
            <text:p><text:s/>8,324,821 <text:s/></text:p>
          </table:table-cell>
          <table:table-cell table:style-name="ce30" office:value-type="float" office:value="4417549.905" calcext:value-type="float">
            <text:p><text:s/>4,417,55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180" calcext:value-type="float">
            <text:p><text:s/>2,180 <text:s/></text:p>
          </table:table-cell>
          <table:table-cell table:number-columns-repeated="2" table:style-name="ce30" office:value-type="float" office:value="439534.507" calcext:value-type="float">
            <text:p><text:s/>439,53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02267.536429" calcext:value-type="float">
            <text:p><text:s/>302,268 <text:s/></text:p>
          </table:table-cell>
          <table:table-cell table:style-name="ce30" office:value-type="float" office:value="246868.194289" calcext:value-type="float">
            <text:p><text:s/>246,86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5399.34214" calcext:value-type="float">
            <text:p><text:s/>55,399 <text:s/></text:p>
          </table:table-cell>
          <table:table-cell table:style-name="ce30" office:value-type="float" office:value="3163288.737969" calcext:value-type="float">
            <text:p><text:s/>3,163,289 <text:s/></text:p>
          </table:table-cell>
          <table:table-cell table:style-name="ce30" office:value-type="float" office:value="105478" calcext:value-type="float">
            <text:p><text:s/>105,478 <text:s/></text:p>
          </table:table-cell>
          <table:table-cell table:style-name="ce30" office:value-type="float" office:value="1925.9" calcext:value-type="float">
            <text:p><text:s/>1,926 <text:s/></text:p>
          </table:table-cell>
          <table:table-cell table:style-name="ce30" office:value-type="float" office:value="119.9" calcext:value-type="float">
            <text:p><text:s/>120 <text:s/></text:p>
          </table:table-cell>
          <table:table-cell table:style-name="ce39" office:value-type="float" office:value="1806" calcext:value-type="float">
            <text:p><text:s/>1,806 <text:s/></text:p>
          </table:table-cell>
          <table:table-cell table:style-name="ce42"/>
          <table:table-cell table:number-columns-repeated="1004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20"/>
          <table:table-cell table:style-name="ce23" office:value-type="float" office:value="8259072.425679" calcext:value-type="float">
            <text:p><text:s/>8,259,072 <text:s/></text:p>
          </table:table-cell>
          <table:table-cell table:style-name="ce30" office:value-type="float" office:value="4305105.175" calcext:value-type="float">
            <text:p><text:s/>4,305,10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473.143" calcext:value-type="float">
            <text:p><text:s/>4,473 <text:s/></text:p>
          </table:table-cell>
          <table:table-cell table:number-columns-repeated="2" table:style-name="ce30" office:value-type="float" office:value="588265.167" calcext:value-type="float">
            <text:p><text:s/>588,26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2488.789555" calcext:value-type="float">
            <text:p><text:s/>272,489 <text:s/></text:p>
          </table:table-cell>
          <table:table-cell table:style-name="ce30" office:value-type="float" office:value="226997.634111" calcext:value-type="float">
            <text:p><text:s/>226,99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5491.155444" calcext:value-type="float">
            <text:p><text:s/>45,491 <text:s/></text:p>
          </table:table-cell>
          <table:table-cell table:style-name="ce30" office:value-type="float" office:value="3088740.151124" calcext:value-type="float">
            <text:p><text:s/>3,088,740 <text:s/></text:p>
          </table:table-cell>
          <table:table-cell table:style-name="ce30" office:value-type="float" office:value="109528" calcext:value-type="float">
            <text:p><text:s/>109,528 <text:s/></text:p>
          </table:table-cell>
          <table:table-cell table:style-name="ce30" office:value-type="float" office:value="19121.743" calcext:value-type="float">
            <text:p><text:s/>19,122 <text:s/></text:p>
          </table:table-cell>
          <table:table-cell table:style-name="ce30" office:value-type="float" office:value="23.1" calcext:value-type="float">
            <text:p><text:s/>23 <text:s/></text:p>
          </table:table-cell>
          <table:table-cell table:style-name="ce39" office:value-type="float" office:value="19098.643" calcext:value-type="float">
            <text:p><text:s/>19,099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20"/>
          <table:table-cell table:style-name="ce23" office:value-type="float" office:value="7809531.317227" calcext:value-type="float">
            <text:p><text:s/>7,809,531 <text:s/></text:p>
          </table:table-cell>
          <table:table-cell table:style-name="ce30" office:value-type="float" office:value="3748288.19" calcext:value-type="float">
            <text:p><text:s/>3,748,28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9112.535" calcext:value-type="float">
            <text:p><text:s/>9,113 <text:s/></text:p>
          </table:table-cell>
          <table:table-cell table:number-columns-repeated="2" table:style-name="ce30" office:value-type="float" office:value="786635.449" calcext:value-type="float">
            <text:p><text:s/>786,63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29350.511406" calcext:value-type="float">
            <text:p><text:s/>229,351 <text:s/></text:p>
          </table:table-cell>
          <table:table-cell table:style-name="ce30" office:value-type="float" office:value="187519.913545" calcext:value-type="float">
            <text:p><text:s/>187,52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1830.597861" calcext:value-type="float">
            <text:p><text:s/>41,831 <text:s/></text:p>
          </table:table-cell>
          <table:table-cell table:style-name="ce30" office:value-type="float" office:value="3036144.631821" calcext:value-type="float">
            <text:p><text:s/>3,036,145 <text:s/></text:p>
          </table:table-cell>
          <table:table-cell table:style-name="ce30" office:value-type="float" office:value="113182" calcext:value-type="float">
            <text:p><text:s/>113,182 <text:s/></text:p>
          </table:table-cell>
          <table:table-cell table:style-name="ce30" office:value-type="float" office:value="31625.206" calcext:value-type="float">
            <text:p><text:s/>31,625 <text:s/></text:p>
          </table:table-cell>
          <table:table-cell table:style-name="ce30" office:value-type="float" office:value="92.9" calcext:value-type="float">
            <text:p><text:s/>93 <text:s/></text:p>
          </table:table-cell>
          <table:table-cell table:style-name="ce39" office:value-type="float" office:value="31532.306" calcext:value-type="float">
            <text:p><text:s/>31,532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20"/>
          <table:table-cell table:style-name="ce23" office:value-type="float" office:value="8639758.628097" calcext:value-type="float">
            <text:p><text:s/>8,639,759 <text:s/></text:p>
          </table:table-cell>
          <table:table-cell table:style-name="ce30" office:value-type="float" office:value="4194101.306" calcext:value-type="float">
            <text:p><text:s/>4,194,10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1727.004" calcext:value-type="float">
            <text:p><text:s/>21,727 <text:s/></text:p>
          </table:table-cell>
          <table:table-cell table:number-columns-repeated="2" table:style-name="ce30" office:value-type="float" office:value="1026337.795" calcext:value-type="float">
            <text:p><text:s/>1,026,33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0040.087508" calcext:value-type="float">
            <text:p><text:s/>270,040 <text:s/></text:p>
          </table:table-cell>
          <table:table-cell table:style-name="ce30" office:value-type="float" office:value="234679.744562" calcext:value-type="float">
            <text:p><text:s/>234,68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5360.342946" calcext:value-type="float">
            <text:p><text:s/>35,360 <text:s/></text:p>
          </table:table-cell>
          <table:table-cell table:style-name="ce30" office:value-type="float" office:value="3127552.435589" calcext:value-type="float">
            <text:p><text:s/>3,127,552 <text:s/></text:p>
          </table:table-cell>
          <table:table-cell table:style-name="ce30" office:value-type="float" office:value="114308" calcext:value-type="float">
            <text:p><text:s/>114,308 <text:s/></text:p>
          </table:table-cell>
          <table:table-cell table:style-name="ce30" office:value-type="float" office:value="44190.018" calcext:value-type="float">
            <text:p><text:s/>44,190 <text:s/></text:p>
          </table:table-cell>
          <table:table-cell table:style-name="ce30" office:value-type="float" office:value="214.1" calcext:value-type="float">
            <text:p><text:s/>214 <text:s/></text:p>
          </table:table-cell>
          <table:table-cell table:style-name="ce39" office:value-type="float" office:value="43975.918" calcext:value-type="float">
            <text:p><text:s/>43,976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20"/>
          <table:table-cell table:style-name="ce23" office:value-type="float" office:value="8987064.039222" calcext:value-type="float">
            <text:p><text:s/>8,987,064 <text:s/></text:p>
          </table:table-cell>
          <table:table-cell table:style-name="ce30" office:value-type="float" office:value="3999726.499" calcext:value-type="float">
            <text:p><text:s/>3,999,72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1622.537" calcext:value-type="float">
            <text:p><text:s/>61,623 <text:s/></text:p>
          </table:table-cell>
          <table:table-cell table:number-columns-repeated="2" table:style-name="ce30" office:value-type="float" office:value="1492676.671" calcext:value-type="float">
            <text:p><text:s/>1,492,67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36087.856974" calcext:value-type="float">
            <text:p><text:s/>236,088 <text:s/></text:p>
          </table:table-cell>
          <table:table-cell table:style-name="ce30" office:value-type="float" office:value="209737.977309" calcext:value-type="float">
            <text:p><text:s/>209,73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6349.879665" calcext:value-type="float">
            <text:p><text:s/>26,350 <text:s/></text:p>
          </table:table-cell>
          <table:table-cell table:style-name="ce30" office:value-type="float" office:value="3196950.475248" calcext:value-type="float">
            <text:p><text:s/>3,196,950 <text:s/></text:p>
          </table:table-cell>
          <table:table-cell table:style-name="ce30" office:value-type="float" office:value="113210" calcext:value-type="float">
            <text:p><text:s/>113,210 <text:s/></text:p>
          </table:table-cell>
          <table:table-cell table:style-name="ce30" office:value-type="float" office:value="57080.406" calcext:value-type="float">
            <text:p><text:s/>57,080 <text:s/></text:p>
          </table:table-cell>
          <table:table-cell table:style-name="ce30" office:value-type="float" office:value="115.2" calcext:value-type="float">
            <text:p><text:s/>115 <text:s/></text:p>
          </table:table-cell>
          <table:table-cell table:style-name="ce39" office:value-type="float" office:value="56965.206" calcext:value-type="float">
            <text:p><text:s/>56,965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20"/>
          <table:table-cell table:style-name="ce23" office:value-type="float" office:value="10662096.6342" calcext:value-type="float">
            <text:p><text:s/>10,662,097 <text:s/></text:p>
          </table:table-cell>
          <table:table-cell table:style-name="ce30" office:value-type="float" office:value="5669557.962" calcext:value-type="float">
            <text:p><text:s/>5,669,55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59869.831" calcext:value-type="float">
            <text:p><text:s/>159,870 <text:s/></text:p>
          </table:table-cell>
          <table:table-cell table:number-columns-repeated="2" table:style-name="ce30" office:value-type="float" office:value="1413468.482" calcext:value-type="float">
            <text:p><text:s/>1,413,46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41463.226573" calcext:value-type="float">
            <text:p><text:s/>241,463 <text:s/></text:p>
          </table:table-cell>
          <table:table-cell table:style-name="ce30" office:value-type="float" office:value="218578.64725" calcext:value-type="float">
            <text:p><text:s/>218,57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2884.579323" calcext:value-type="float">
            <text:p><text:s/>22,885 <text:s/></text:p>
          </table:table-cell>
          <table:table-cell table:style-name="ce30" office:value-type="float" office:value="3177737.132627" calcext:value-type="float">
            <text:p><text:s/>3,177,737 <text:s/></text:p>
          </table:table-cell>
          <table:table-cell table:style-name="ce30" office:value-type="float" office:value="114042" calcext:value-type="float">
            <text:p><text:s/>114,042 <text:s/></text:p>
          </table:table-cell>
          <table:table-cell table:style-name="ce30" office:value-type="float" office:value="83107.847" calcext:value-type="float">
            <text:p><text:s/>83,108 <text:s/></text:p>
          </table:table-cell>
          <table:table-cell table:style-name="ce30" office:value-type="float" office:value="234.4" calcext:value-type="float">
            <text:p><text:s/>234 <text:s/></text:p>
          </table:table-cell>
          <table:table-cell table:style-name="ce39" office:value-type="float" office:value="82873.447" calcext:value-type="float">
            <text:p><text:s/>82,873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20"/>
          <table:table-cell table:style-name="ce23" office:value-type="float" office:value="10855231.332673" calcext:value-type="float">
            <text:p><text:s/>10,855,231 <text:s/></text:p>
          </table:table-cell>
          <table:table-cell table:style-name="ce30" office:value-type="float" office:value="5422889.721" calcext:value-type="float">
            <text:p><text:s/>5,422,89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21096.236" calcext:value-type="float">
            <text:p><text:s/>321,096 <text:s/></text:p>
          </table:table-cell>
          <table:table-cell table:number-columns-repeated="2" table:style-name="ce30" office:value-type="float" office:value="1640007.611" calcext:value-type="float">
            <text:p><text:s/>1,640,00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25564.700133" calcext:value-type="float">
            <text:p><text:s/>225,565 <text:s/></text:p>
          </table:table-cell>
          <table:table-cell table:style-name="ce30" office:value-type="float" office:value="205349.067774" calcext:value-type="float">
            <text:p><text:s/>205,34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0215.632359" calcext:value-type="float">
            <text:p><text:s/>20,216 <text:s/></text:p>
          </table:table-cell>
          <table:table-cell table:style-name="ce30" office:value-type="float" office:value="3245673.06454" calcext:value-type="float">
            <text:p><text:s/>3,245,673 <text:s/></text:p>
          </table:table-cell>
          <table:table-cell table:style-name="ce30" office:value-type="float" office:value="112818" calcext:value-type="float">
            <text:p><text:s/>112,818 <text:s/></text:p>
          </table:table-cell>
          <table:table-cell table:style-name="ce30" office:value-type="float" office:value="96564.246" calcext:value-type="float">
            <text:p><text:s/>96,564 <text:s/></text:p>
          </table:table-cell>
          <table:table-cell table:style-name="ce30" office:value-type="float" office:value="191.6" calcext:value-type="float">
            <text:p><text:s/>192 <text:s/></text:p>
          </table:table-cell>
          <table:table-cell table:style-name="ce39" office:value-type="float" office:value="96372.646" calcext:value-type="float">
            <text:p><text:s/>96,373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20"/>
          <table:table-cell table:style-name="ce23" office:value-type="float" office:value="9922376.064712" calcext:value-type="float">
            <text:p><text:s/>9,922,376 <text:s/></text:p>
          </table:table-cell>
          <table:table-cell table:style-name="ce30" office:value-type="float" office:value="4317861.918" calcext:value-type="float">
            <text:p><text:s/>4,317,86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528762.129" calcext:value-type="float">
            <text:p><text:s/>528,762 <text:s/></text:p>
          </table:table-cell>
          <table:table-cell table:number-columns-repeated="2" table:style-name="ce30" office:value-type="float" office:value="1500484.383" calcext:value-type="float">
            <text:p><text:s/>1,500,48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49780.397279" calcext:value-type="float">
            <text:p><text:s/>249,780 <text:s/></text:p>
          </table:table-cell>
          <table:table-cell table:style-name="ce30" office:value-type="float" office:value="231914.557966" calcext:value-type="float">
            <text:p><text:s/>231,91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7865.839313" calcext:value-type="float">
            <text:p><text:s/>17,866 <text:s/></text:p>
          </table:table-cell>
          <table:table-cell table:style-name="ce30" office:value-type="float" office:value="3325487.237433" calcext:value-type="float">
            <text:p><text:s/>3,325,487 <text:s/></text:p>
          </table:table-cell>
          <table:table-cell table:style-name="ce30" office:value-type="float" office:value="112151" calcext:value-type="float">
            <text:p><text:s/>112,151 <text:s/></text:p>
          </table:table-cell>
          <table:table-cell table:style-name="ce30" office:value-type="float" office:value="44804.191" calcext:value-type="float">
            <text:p><text:s/>44,804 <text:s/></text:p>
          </table:table-cell>
          <table:table-cell table:style-name="ce30" office:value-type="float" office:value="167.9" calcext:value-type="float">
            <text:p><text:s/>168 <text:s/></text:p>
          </table:table-cell>
          <table:table-cell table:style-name="ce39" office:value-type="float" office:value="44636.291" calcext:value-type="float">
            <text:p><text:s/>44,636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20"/>
          <table:table-cell table:style-name="ce23" office:value-type="float" office:value="10476054.6861" calcext:value-type="float">
            <text:p><text:s/>10,476,055 <text:s/></text:p>
          </table:table-cell>
          <table:table-cell table:style-name="ce30" office:value-type="float" office:value="4470146.125" calcext:value-type="float">
            <text:p><text:s/>4,470,14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850267.948" calcext:value-type="float">
            <text:p><text:s/>850,268 <text:s/></text:p>
          </table:table-cell>
          <table:table-cell table:number-columns-repeated="2" table:style-name="ce30" office:value-type="float" office:value="1525235.707" calcext:value-type="float">
            <text:p><text:s/>1,525,23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46208.026192" calcext:value-type="float">
            <text:p><text:s/>246,208 <text:s/></text:p>
          </table:table-cell>
          <table:table-cell table:style-name="ce30" office:value-type="float" office:value="227422.293394" calcext:value-type="float">
            <text:p><text:s/>227,42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8785.732798" calcext:value-type="float">
            <text:p><text:s/>18,786 <text:s/></text:p>
          </table:table-cell>
          <table:table-cell table:style-name="ce30" office:value-type="float" office:value="3384196.879908" calcext:value-type="float">
            <text:p><text:s/>3,384,197 <text:s/></text:p>
          </table:table-cell>
          <table:table-cell table:style-name="ce30" office:value-type="float" office:value="113513" calcext:value-type="float">
            <text:p><text:s/>113,513 <text:s/></text:p>
          </table:table-cell>
          <table:table-cell table:style-name="ce30" office:value-type="float" office:value="30848.238" calcext:value-type="float">
            <text:p><text:s/>30,848 <text:s/></text:p>
          </table:table-cell>
          <table:table-cell table:style-name="ce30" office:value-type="float" office:value="143.7" calcext:value-type="float">
            <text:p><text:s/>144 <text:s/></text:p>
          </table:table-cell>
          <table:table-cell table:style-name="ce39" office:value-type="float" office:value="30704.538" calcext:value-type="float">
            <text:p><text:s/>30,705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20"/>
          <table:table-cell table:style-name="ce23" office:value-type="float" office:value="12730119.773861" calcext:value-type="float">
            <text:p><text:s/>12,730,120 <text:s/></text:p>
          </table:table-cell>
          <table:table-cell table:style-name="ce30" office:value-type="float" office:value="6562040.858" calcext:value-type="float">
            <text:p><text:s/>6,562,04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109004.65" calcext:value-type="float">
            <text:p><text:s/>1,109,005 <text:s/></text:p>
          </table:table-cell>
          <table:table-cell table:number-columns-repeated="2" table:style-name="ce30" office:value-type="float" office:value="1457101.846" calcext:value-type="float">
            <text:p><text:s/>1,457,10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05419.002208" calcext:value-type="float">
            <text:p><text:s/>205,419 <text:s/></text:p>
          </table:table-cell>
          <table:table-cell table:style-name="ce30" office:value-type="float" office:value="185762.892843" calcext:value-type="float">
            <text:p><text:s/>185,76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9656.109365" calcext:value-type="float">
            <text:p><text:s/>19,656 <text:s/></text:p>
          </table:table-cell>
          <table:table-cell table:style-name="ce30" office:value-type="float" office:value="3396553.417653" calcext:value-type="float">
            <text:p><text:s/>3,396,553 <text:s/></text:p>
          </table:table-cell>
          <table:table-cell table:style-name="ce30" office:value-type="float" office:value="112118" calcext:value-type="float">
            <text:p><text:s/>112,118 <text:s/></text:p>
          </table:table-cell>
          <table:table-cell table:style-name="ce30" office:value-type="float" office:value="9947.592" calcext:value-type="float">
            <text:p><text:s/>9,948 <text:s/></text:p>
          </table:table-cell>
          <table:table-cell table:style-name="ce30" office:value-type="float" office:value="160.8" calcext:value-type="float">
            <text:p><text:s/>161 <text:s/></text:p>
          </table:table-cell>
          <table:table-cell table:style-name="ce39" office:value-type="float" office:value="9786.792" calcext:value-type="float">
            <text:p><text:s/>9,787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20"/>
          <table:table-cell table:style-name="ce23" office:value-type="float" office:value="12365433.297385" calcext:value-type="float">
            <text:p><text:s/>12,365,433 <text:s/></text:p>
          </table:table-cell>
          <table:table-cell table:style-name="ce30" office:value-type="float" office:value="5446814.787" calcext:value-type="float">
            <text:p><text:s/>5,446,81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667452.949" calcext:value-type="float">
            <text:p><text:s/>1,667,453 <text:s/></text:p>
          </table:table-cell>
          <table:table-cell table:style-name="ce30" office:value-type="float" office:value="1722458.624" calcext:value-type="float">
            <text:p><text:s/>1,722,459 <text:s/></text:p>
          </table:table-cell>
          <table:table-cell table:style-name="ce30" office:value-type="float" office:value="1702077.483" calcext:value-type="float">
            <text:p><text:s/>1,702,077 <text:s/></text:p>
          </table:table-cell>
          <table:table-cell table:style-name="ce30" office:value-type="float" office:value="20381.141" calcext:value-type="float">
            <text:p><text:s/>20,381 <text:s/></text:p>
          </table:table-cell>
          <table:table-cell table:style-name="ce30" office:value-type="float" office:value="187700.592504" calcext:value-type="float">
            <text:p><text:s/>187,701 <text:s/></text:p>
          </table:table-cell>
          <table:table-cell table:style-name="ce30" office:value-type="float" office:value="169450.963913" calcext:value-type="float">
            <text:p><text:s/>169,45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8249.628591" calcext:value-type="float">
            <text:p><text:s/>18,250 <text:s/></text:p>
          </table:table-cell>
          <table:table-cell table:style-name="ce30" office:value-type="float" office:value="3341006.344881" calcext:value-type="float">
            <text:p><text:s/>3,341,006 <text:s/></text:p>
          </table:table-cell>
          <table:table-cell table:style-name="ce30" office:value-type="float" office:value="113116" calcext:value-type="float">
            <text:p><text:s/>113,116 <text:s/></text:p>
          </table:table-cell>
          <table:table-cell table:style-name="ce30" office:value-type="float" office:value="4577.235" calcext:value-type="float">
            <text:p><text:s/>4,577 <text:s/></text:p>
          </table:table-cell>
          <table:table-cell table:style-name="ce30" office:value-type="float" office:value="116.7" calcext:value-type="float">
            <text:p><text:s/>117 <text:s/></text:p>
          </table:table-cell>
          <table:table-cell table:style-name="ce39" office:value-type="float" office:value="4460.535" calcext:value-type="float">
            <text:p><text:s/>4,461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20"/>
          <table:table-cell table:style-name="ce23" office:value-type="float" office:value="12652689.167717" calcext:value-type="float">
            <text:p><text:s/>12,652,689 <text:s/></text:p>
          </table:table-cell>
          <table:table-cell table:style-name="ce30" office:value-type="float" office:value="4481584.152" calcext:value-type="float">
            <text:p><text:s/>4,481,584 <text:s/></text:p>
          </table:table-cell>
          <table:table-cell table:style-name="ce30" office:value-type="float" office:value="1.473" calcext:value-type="float">
            <text:p><text:s/>1 <text:s/></text:p>
          </table:table-cell>
          <table:table-cell table:style-name="ce30" office:value-type="float" office:value="2712035.669" calcext:value-type="float">
            <text:p><text:s/>2,712,036 <text:s/></text:p>
          </table:table-cell>
          <table:table-cell table:style-name="ce30" office:value-type="float" office:value="1707184.081" calcext:value-type="float">
            <text:p><text:s/>1,707,184 <text:s/></text:p>
          </table:table-cell>
          <table:table-cell table:style-name="ce30" office:value-type="float" office:value="1680473.99" calcext:value-type="float">
            <text:p><text:s/>1,680,474 <text:s/></text:p>
          </table:table-cell>
          <table:table-cell table:style-name="ce30" office:value-type="float" office:value="26710.091" calcext:value-type="float">
            <text:p><text:s/>26,710 <text:s/></text:p>
          </table:table-cell>
          <table:table-cell table:style-name="ce30" office:value-type="float" office:value="185280.461741" calcext:value-type="float">
            <text:p><text:s/>185,280 <text:s/></text:p>
          </table:table-cell>
          <table:table-cell table:style-name="ce30" office:value-type="float" office:value="166442.631651" calcext:value-type="float">
            <text:p><text:s/>166,44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8837.83009" calcext:value-type="float">
            <text:p><text:s/>18,838 <text:s/></text:p>
          </table:table-cell>
          <table:table-cell table:style-name="ce30" office:value-type="float" office:value="3566603.330976" calcext:value-type="float">
            <text:p><text:s/>3,566,603 <text:s/></text:p>
          </table:table-cell>
          <table:table-cell table:style-name="ce30" office:value-type="float" office:value="104694" calcext:value-type="float">
            <text:p><text:s/>104,694 <text:s/></text:p>
          </table:table-cell>
          <table:table-cell table:style-name="ce30" office:value-type="float" office:value="180.4" calcext:value-type="float">
            <text:p><text:s/>180 <text:s/></text:p>
          </table:table-cell>
          <table:table-cell table:style-name="ce30" office:value-type="float" office:value="120.2" calcext:value-type="float">
            <text:p><text:s/>120 <text:s/></text:p>
          </table:table-cell>
          <table:table-cell table:style-name="ce39" office:value-type="float" office:value="60.2" calcext:value-type="float">
            <text:p><text:s/>60 <text:s/></text:p>
          </table:table-cell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20"/>
          <table:table-cell table:style-name="ce23" office:value-type="float" office:value="15252302.510948" calcext:value-type="float">
            <text:p><text:s/>15,252,303 <text:s/></text:p>
          </table:table-cell>
          <table:table-cell table:style-name="ce30" office:value-type="float" office:value="5544795.913" calcext:value-type="float">
            <text:p><text:s/>5,544,796 <text:s/></text:p>
          </table:table-cell>
          <table:table-cell table:style-name="ce30" office:value-type="float" office:value="756.709" calcext:value-type="float">
            <text:p><text:s/>757 <text:s/></text:p>
          </table:table-cell>
          <table:table-cell table:style-name="ce30" office:value-type="float" office:value="4014341.974" calcext:value-type="float">
            <text:p><text:s/>4,014,342 <text:s/></text:p>
          </table:table-cell>
          <table:table-cell table:style-name="ce30" office:value-type="float" office:value="1892231.712" calcext:value-type="float">
            <text:p><text:s/>1,892,232 <text:s/></text:p>
          </table:table-cell>
          <table:table-cell table:style-name="ce30" office:value-type="float" office:value="1715854.791" calcext:value-type="float">
            <text:p><text:s/>1,715,855 <text:s/></text:p>
          </table:table-cell>
          <table:table-cell table:style-name="ce30" office:value-type="float" office:value="176376.921" calcext:value-type="float">
            <text:p><text:s/>176,377 <text:s/></text:p>
          </table:table-cell>
          <table:table-cell table:style-name="ce30" office:value-type="float" office:value="169780.001853" calcext:value-type="float">
            <text:p><text:s/>169,780 <text:s/></text:p>
          </table:table-cell>
          <table:table-cell table:style-name="ce30" office:value-type="float" office:value="151433.873801" calcext:value-type="float">
            <text:p><text:s/>151,43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8346.128052" calcext:value-type="float">
            <text:p><text:s/>18,346 <text:s/></text:p>
          </table:table-cell>
          <table:table-cell table:style-name="ce30" office:value-type="float" office:value="3630396.201095" calcext:value-type="float">
            <text:p><text:s/>3,630,396 <text:s/></text:p>
          </table:table-cell>
          <table:table-cell table:style-name="ce30" office:value-type="float" office:value="101058" calcext:value-type="float">
            <text:p><text:s/>101,058 <text:s/></text:p>
          </table:table-cell>
          <table:table-cell table:style-name="ce30" office:value-type="float" office:value="137.4" calcext:value-type="float">
            <text:p><text:s/>137 <text:s/></text:p>
          </table:table-cell>
          <table:table-cell table:style-name="ce30" office:value-type="float" office:value="120.6" calcext:value-type="float">
            <text:p><text:s/>121 <text:s/></text:p>
          </table:table-cell>
          <table:table-cell table:style-name="ce39" office:value-type="float" office:value="16.8" calcext:value-type="float">
            <text:p><text:s/>17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3"/>
          <table:table-cell table:style-name="ce30" table:number-columns-repeated="14"/>
          <table:table-cell table:style-name="ce39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20"/>
          <table:table-cell table:style-name="ce23" office:value-type="float" office:value="1044842.782815" calcext:value-type="float">
            <text:p><text:s/>1,044,843 <text:s/></text:p>
          </table:table-cell>
          <table:table-cell table:style-name="ce30" office:value-type="float" office:value="194332.412" calcext:value-type="float">
            <text:p><text:s/>194,332 <text:s/></text:p>
          </table:table-cell>
          <table:table-cell table:style-name="ce30" office:value-type="float" office:value="42.932" calcext:value-type="float">
            <text:p><text:s/>43 <text:s/></text:p>
          </table:table-cell>
          <table:table-cell table:style-name="ce30" office:value-type="float" office:value="303396.385" calcext:value-type="float">
            <text:p><text:s/>303,396 <text:s/></text:p>
          </table:table-cell>
          <table:table-cell table:style-name="ce30" office:value-type="float" office:value="184734.919" calcext:value-type="float">
            <text:p><text:s/>184,735 <text:s/></text:p>
          </table:table-cell>
          <table:table-cell table:style-name="ce30" office:value-type="float" office:value="161182.919" calcext:value-type="float">
            <text:p><text:s/>161,183 <text:s/></text:p>
          </table:table-cell>
          <table:table-cell table:style-name="ce30" office:value-type="float" office:value="23552" calcext:value-type="float">
            <text:p><text:s/>23,552 <text:s/></text:p>
          </table:table-cell>
          <table:table-cell table:style-name="ce30" office:value-type="float" office:value="15270.633906" calcext:value-type="float">
            <text:p><text:s/>15,271 <text:s/></text:p>
          </table:table-cell>
          <table:table-cell table:style-name="ce30" office:value-type="float" office:value="12551.999346" calcext:value-type="float">
            <text:p><text:s/>12,55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18.63456" calcext:value-type="float">
            <text:p><text:s/>2,719 <text:s/></text:p>
          </table:table-cell>
          <table:table-cell table:style-name="ce30" office:value-type="float" office:value="347065.500909" calcext:value-type="float">
            <text:p><text:s/>347,066 <text:s/></text:p>
          </table:table-cell>
          <table:table-cell table:style-name="ce30" office:value-type="float" office:value="8228" calcext:value-type="float">
            <text:p><text:s/>8,22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20"/>
          <table:table-cell table:style-name="ce23" office:value-type="float" office:value="1181234.216924" calcext:value-type="float">
            <text:p><text:s/>1,181,234 <text:s/></text:p>
          </table:table-cell>
          <table:table-cell table:style-name="ce30" office:value-type="float" office:value="239588.367" calcext:value-type="float">
            <text:p><text:s/>239,588 <text:s/></text:p>
          </table:table-cell>
          <table:table-cell table:style-name="ce30" office:value-type="float" office:value="142.828" calcext:value-type="float">
            <text:p><text:s/>143 <text:s/></text:p>
          </table:table-cell>
          <table:table-cell table:style-name="ce30" office:value-type="float" office:value="435058.223" calcext:value-type="float">
            <text:p><text:s/>435,058 <text:s/></text:p>
          </table:table-cell>
          <table:table-cell table:style-name="ce30" office:value-type="float" office:value="189783.35" calcext:value-type="float">
            <text:p><text:s/>189,783 <text:s/></text:p>
          </table:table-cell>
          <table:table-cell table:style-name="ce30" office:value-type="float" office:value="150845.75" calcext:value-type="float">
            <text:p><text:s/>150,846 <text:s/></text:p>
          </table:table-cell>
          <table:table-cell table:style-name="ce30" office:value-type="float" office:value="38937.6" calcext:value-type="float">
            <text:p><text:s/>38,938 <text:s/></text:p>
          </table:table-cell>
          <table:table-cell table:style-name="ce30" office:value-type="float" office:value="13660.46378" calcext:value-type="float">
            <text:p><text:s/>13,660 <text:s/></text:p>
          </table:table-cell>
          <table:table-cell table:style-name="ce30" office:value-type="float" office:value="11571.304104" calcext:value-type="float">
            <text:p><text:s/>11,57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089.159676" calcext:value-type="float">
            <text:p><text:s/>2,089 <text:s/></text:p>
          </table:table-cell>
          <table:table-cell table:style-name="ce30" office:value-type="float" office:value="303000.985144" calcext:value-type="float">
            <text:p><text:s/>303,001 <text:s/></text:p>
          </table:table-cell>
          <table:table-cell table:style-name="ce30" office:value-type="float" office:value="8222" calcext:value-type="float">
            <text:p><text:s/>8,22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20"/>
          <table:table-cell table:style-name="ce23" office:value-type="float" office:value="1339988.725315" calcext:value-type="float">
            <text:p><text:s/>1,339,989 <text:s/></text:p>
          </table:table-cell>
          <table:table-cell table:style-name="ce30" office:value-type="float" office:value="245824.936" calcext:value-type="float">
            <text:p><text:s/>245,825 <text:s/></text:p>
          </table:table-cell>
          <table:table-cell table:style-name="ce30" office:value-type="float" office:value="97.378" calcext:value-type="float">
            <text:p><text:s/>97 <text:s/></text:p>
          </table:table-cell>
          <table:table-cell table:style-name="ce30" office:value-type="float" office:value="462993.2856" calcext:value-type="float">
            <text:p><text:s/>462,993 <text:s/></text:p>
          </table:table-cell>
          <table:table-cell table:style-name="ce30" office:value-type="float" office:value="321884.709" calcext:value-type="float">
            <text:p><text:s/>321,885 <text:s/></text:p>
          </table:table-cell>
          <table:table-cell table:style-name="ce30" office:value-type="float" office:value="127429.356" calcext:value-type="float">
            <text:p><text:s/>127,429 <text:s/></text:p>
          </table:table-cell>
          <table:table-cell table:style-name="ce30" office:value-type="float" office:value="194455.353" calcext:value-type="float">
            <text:p><text:s/>194,455 <text:s/></text:p>
          </table:table-cell>
          <table:table-cell table:style-name="ce30" office:value-type="float" office:value="18845.80851" calcext:value-type="float">
            <text:p><text:s/>18,846 <text:s/></text:p>
          </table:table-cell>
          <table:table-cell table:style-name="ce30" office:value-type="float" office:value="16264.020105" calcext:value-type="float">
            <text:p><text:s/>16,26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581.788405" calcext:value-type="float">
            <text:p><text:s/>2,582 <text:s/></text:p>
          </table:table-cell>
          <table:table-cell table:style-name="ce30" office:value-type="float" office:value="290342.608205" calcext:value-type="float">
            <text:p><text:s/>290,343 <text:s/></text:p>
          </table:table-cell>
          <table:table-cell table:style-name="ce30" office:value-type="float" office:value="8244" calcext:value-type="float">
            <text:p><text:s/>8,24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20"/>
          <table:table-cell table:style-name="ce23" office:value-type="float" office:value="1154095.22072" calcext:value-type="float">
            <text:p><text:s/>1,154,095 <text:s/></text:p>
          </table:table-cell>
          <table:table-cell table:style-name="ce30" office:value-type="float" office:value="218327.787" calcext:value-type="float">
            <text:p><text:s/>218,328 <text:s/></text:p>
          </table:table-cell>
          <table:table-cell table:style-name="ce30" office:value-type="float" office:value="436.792" calcext:value-type="float">
            <text:p><text:s/>437 <text:s/></text:p>
          </table:table-cell>
          <table:table-cell table:style-name="ce30" office:value-type="float" office:value="485581.977" calcext:value-type="float">
            <text:p><text:s/>485,582 <text:s/></text:p>
          </table:table-cell>
          <table:table-cell table:style-name="ce30" office:value-type="float" office:value="177596.708" calcext:value-type="float">
            <text:p><text:s/>177,597 <text:s/></text:p>
          </table:table-cell>
          <table:table-cell table:style-name="ce30" office:value-type="float" office:value="141731.108" calcext:value-type="float">
            <text:p><text:s/>141,731 <text:s/></text:p>
          </table:table-cell>
          <table:table-cell table:style-name="ce30" office:value-type="float" office:value="35865.6" calcext:value-type="float">
            <text:p><text:s/>35,866 <text:s/></text:p>
          </table:table-cell>
          <table:table-cell table:style-name="ce30" office:value-type="float" office:value="16322.311183" calcext:value-type="float">
            <text:p><text:s/>16,322 <text:s/></text:p>
          </table:table-cell>
          <table:table-cell table:style-name="ce30" office:value-type="float" office:value="13688.835485" calcext:value-type="float">
            <text:p><text:s/>13,68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633.475698" calcext:value-type="float">
            <text:p><text:s/>2,633 <text:s/></text:p>
          </table:table-cell>
          <table:table-cell table:style-name="ce30" office:value-type="float" office:value="255829.645537" calcext:value-type="float">
            <text:p><text:s/>255,830 <text:s/></text:p>
          </table:table-cell>
          <table:table-cell table:style-name="ce30" office:value-type="float" office:value="8294" calcext:value-type="float">
            <text:p><text:s/>8,294 <text:s/></text:p>
          </table:table-cell>
          <table:table-cell table:style-name="ce30" office:value-type="float" office:value="10.3" calcext:value-type="float">
            <text:p><text:s/>1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9" office:value-type="float" office:value="10.3" calcext:value-type="float">
            <text:p><text:s/>10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20"/>
          <table:table-cell table:style-name="ce23" office:value-type="float" office:value="1196394.387203" calcext:value-type="float">
            <text:p><text:s/>1,196,394 <text:s/></text:p>
          </table:table-cell>
          <table:table-cell table:style-name="ce30" office:value-type="float" office:value="312072.47" calcext:value-type="float">
            <text:p><text:s/>312,072 <text:s/></text:p>
          </table:table-cell>
          <table:table-cell table:style-name="ce30" office:value-type="float" office:value="131.196" calcext:value-type="float">
            <text:p><text:s/>131 <text:s/></text:p>
          </table:table-cell>
          <table:table-cell table:style-name="ce30" office:value-type="float" office:value="517331.111" calcext:value-type="float">
            <text:p><text:s/>517,331 <text:s/></text:p>
          </table:table-cell>
          <table:table-cell table:style-name="ce30" office:value-type="float" office:value="84149.243" calcext:value-type="float">
            <text:p><text:s/>84,149 <text:s/></text:p>
          </table:table-cell>
          <table:table-cell table:style-name="ce30" office:value-type="float" office:value="57051.643" calcext:value-type="float">
            <text:p><text:s/>57,052 <text:s/></text:p>
          </table:table-cell>
          <table:table-cell table:style-name="ce30" office:value-type="float" office:value="27097.6" calcext:value-type="float">
            <text:p><text:s/>27,098 <text:s/></text:p>
          </table:table-cell>
          <table:table-cell table:style-name="ce30" office:value-type="float" office:value="15265.333751" calcext:value-type="float">
            <text:p><text:s/>15,265 <text:s/></text:p>
          </table:table-cell>
          <table:table-cell table:style-name="ce30" office:value-type="float" office:value="12694.935751" calcext:value-type="float">
            <text:p><text:s/>12,69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570.398" calcext:value-type="float">
            <text:p><text:s/>2,570 <text:s/></text:p>
          </table:table-cell>
          <table:table-cell table:style-name="ce30" office:value-type="float" office:value="267445.033452" calcext:value-type="float">
            <text:p><text:s/>267,445 <text:s/></text:p>
          </table:table-cell>
          <table:table-cell table:style-name="ce30" office:value-type="float" office:value="8371" calcext:value-type="float">
            <text:p><text:s/>8,371 <text:s/></text:p>
          </table:table-cell>
          <table:table-cell table:number-columns-repeated="2" table:style-name="ce30" office:value-type="float" office:value="24.2" calcext:value-type="float">
            <text:p><text:s/>24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20"/>
          <table:table-cell table:style-name="ce23" office:value-type="float" office:value="1354096.362032" calcext:value-type="float">
            <text:p><text:s/>1,354,096 <text:s/></text:p>
          </table:table-cell>
          <table:table-cell table:style-name="ce30" office:value-type="float" office:value="359240.398" calcext:value-type="float">
            <text:p><text:s/>359,240 <text:s/></text:p>
          </table:table-cell>
          <table:table-cell table:style-name="ce30" office:value-type="float" office:value="166.574" calcext:value-type="float">
            <text:p><text:s/>167 <text:s/></text:p>
          </table:table-cell>
          <table:table-cell table:style-name="ce30" office:value-type="float" office:value="545434.281" calcext:value-type="float">
            <text:p><text:s/>545,434 <text:s/></text:p>
          </table:table-cell>
          <table:table-cell table:style-name="ce30" office:value-type="float" office:value="149078.85" calcext:value-type="float">
            <text:p><text:s/>149,079 <text:s/></text:p>
          </table:table-cell>
          <table:table-cell table:style-name="ce30" office:value-type="float" office:value="91875.65" calcext:value-type="float">
            <text:p><text:s/>91,876 <text:s/></text:p>
          </table:table-cell>
          <table:table-cell table:style-name="ce30" office:value-type="float" office:value="57203.2" calcext:value-type="float">
            <text:p><text:s/>57,203 <text:s/></text:p>
          </table:table-cell>
          <table:table-cell table:style-name="ce30" office:value-type="float" office:value="12103.770925" calcext:value-type="float">
            <text:p><text:s/>12,104 <text:s/></text:p>
          </table:table-cell>
          <table:table-cell table:style-name="ce30" office:value-type="float" office:value="9484.151124" calcext:value-type="float">
            <text:p><text:s/>9,48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619.619801" calcext:value-type="float">
            <text:p><text:s/>2,620 <text:s/></text:p>
          </table:table-cell>
          <table:table-cell table:style-name="ce30" office:value-type="float" office:value="288072.488107" calcext:value-type="float">
            <text:p><text:s/>288,072 <text:s/></text:p>
          </table:table-cell>
          <table:table-cell table:style-name="ce30" office:value-type="float" office:value="8476" calcext:value-type="float">
            <text:p><text:s/>8,476 <text:s/></text:p>
          </table:table-cell>
          <table:table-cell table:style-name="ce30" office:value-type="float" office:value="1" calcext:value-type="float">
            <text:p><text:s/>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9" office:value-type="float" office:value="1" calcext:value-type="float">
            <text:p><text:s/>1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20"/>
          <table:table-cell table:style-name="ce23" office:value-type="float" office:value="1359524.287215" calcext:value-type="float">
            <text:p><text:s/>1,359,524 <text:s/></text:p>
          </table:table-cell>
          <table:table-cell table:style-name="ce30" office:value-type="float" office:value="278437.295" calcext:value-type="float">
            <text:p><text:s/>278,437 <text:s/></text:p>
          </table:table-cell>
          <table:table-cell table:style-name="ce30" office:value-type="float" office:value="165.135" calcext:value-type="float">
            <text:p><text:s/>165 <text:s/></text:p>
          </table:table-cell>
          <table:table-cell table:style-name="ce30" office:value-type="float" office:value="640044.257" calcext:value-type="float">
            <text:p><text:s/>640,044 <text:s/></text:p>
          </table:table-cell>
          <table:table-cell table:style-name="ce30" office:value-type="float" office:value="105232.924" calcext:value-type="float">
            <text:p><text:s/>105,233 <text:s/></text:p>
          </table:table-cell>
          <table:table-cell table:style-name="ce30" office:value-type="float" office:value="66871.324" calcext:value-type="float">
            <text:p><text:s/>66,871 <text:s/></text:p>
          </table:table-cell>
          <table:table-cell table:style-name="ce30" office:value-type="float" office:value="38361.6" calcext:value-type="float">
            <text:p><text:s/>38,362 <text:s/></text:p>
          </table:table-cell>
          <table:table-cell table:style-name="ce30" office:value-type="float" office:value="13975.499869" calcext:value-type="float">
            <text:p><text:s/>13,975 <text:s/></text:p>
          </table:table-cell>
          <table:table-cell table:style-name="ce30" office:value-type="float" office:value="11116.800463" calcext:value-type="float">
            <text:p><text:s/>11,11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858.699406" calcext:value-type="float">
            <text:p><text:s/>2,859 <text:s/></text:p>
          </table:table-cell>
          <table:table-cell table:style-name="ce30" office:value-type="float" office:value="321669.176346" calcext:value-type="float">
            <text:p><text:s/>321,669 <text:s/></text:p>
          </table:table-cell>
          <table:table-cell table:style-name="ce30" office:value-type="float" office:value="8608" calcext:value-type="float">
            <text:p><text:s/>8,60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20"/>
          <table:table-cell table:style-name="ce23" office:value-type="float" office:value="1177190.327141" calcext:value-type="float">
            <text:p><text:s/>1,177,190 <text:s/></text:p>
          </table:table-cell>
          <table:table-cell table:style-name="ce30" office:value-type="float" office:value="208488.42" calcext:value-type="float">
            <text:p><text:s/>208,488 <text:s/></text:p>
          </table:table-cell>
          <table:table-cell table:style-name="ce30" office:value-type="float" office:value="152.303" calcext:value-type="float">
            <text:p><text:s/>152 <text:s/></text:p>
          </table:table-cell>
          <table:table-cell table:style-name="ce30" office:value-type="float" office:value="582310.7404" calcext:value-type="float">
            <text:p><text:s/>582,311 <text:s/></text:p>
          </table:table-cell>
          <table:table-cell table:style-name="ce30" office:value-type="float" office:value="67064.243" calcext:value-type="float">
            <text:p><text:s/>67,064 <text:s/></text:p>
          </table:table-cell>
          <table:table-cell table:style-name="ce30" office:value-type="float" office:value="50206.643" calcext:value-type="float">
            <text:p><text:s/>50,207 <text:s/></text:p>
          </table:table-cell>
          <table:table-cell table:style-name="ce30" office:value-type="float" office:value="16857.6" calcext:value-type="float">
            <text:p><text:s/>16,858 <text:s/></text:p>
          </table:table-cell>
          <table:table-cell table:style-name="ce30" office:value-type="float" office:value="7778.419853" calcext:value-type="float">
            <text:p><text:s/>7,778 <text:s/></text:p>
          </table:table-cell>
          <table:table-cell table:style-name="ce30" office:value-type="float" office:value="5538.804461" calcext:value-type="float">
            <text:p><text:s/>5,53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239.615392" calcext:value-type="float">
            <text:p><text:s/>2,240 <text:s/></text:p>
          </table:table-cell>
          <table:table-cell table:style-name="ce30" office:value-type="float" office:value="311396.200888" calcext:value-type="float">
            <text:p><text:s/>311,396 <text:s/></text:p>
          </table:table-cell>
          <table:table-cell table:style-name="ce30" office:value-type="float" office:value="8768" calcext:value-type="float">
            <text:p><text:s/>8,76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20"/>
          <table:table-cell table:style-name="ce23" office:value-type="float" office:value="1197207.22703" calcext:value-type="float">
            <text:p><text:s/>1,197,207 <text:s/></text:p>
          </table:table-cell>
          <table:table-cell table:style-name="ce30" office:value-type="float" office:value="224023.969" calcext:value-type="float">
            <text:p><text:s/>224,024 <text:s/></text:p>
          </table:table-cell>
          <table:table-cell table:style-name="ce30" office:value-type="float" office:value="178.206" calcext:value-type="float">
            <text:p><text:s/>178 <text:s/></text:p>
          </table:table-cell>
          <table:table-cell table:style-name="ce30" office:value-type="float" office:value="546650.11" calcext:value-type="float">
            <text:p><text:s/>546,650 <text:s/></text:p>
          </table:table-cell>
          <table:table-cell table:style-name="ce30" office:value-type="float" office:value="109908.067" calcext:value-type="float">
            <text:p><text:s/>109,908 <text:s/></text:p>
          </table:table-cell>
          <table:table-cell table:style-name="ce30" office:value-type="float" office:value="81095.267" calcext:value-type="float">
            <text:p><text:s/>81,095 <text:s/></text:p>
          </table:table-cell>
          <table:table-cell table:style-name="ce30" office:value-type="float" office:value="28812.8" calcext:value-type="float">
            <text:p><text:s/>28,813 <text:s/></text:p>
          </table:table-cell>
          <table:table-cell table:style-name="ce30" office:value-type="float" office:value="10084.232661" calcext:value-type="float">
            <text:p><text:s/>10,084 <text:s/></text:p>
          </table:table-cell>
          <table:table-cell table:style-name="ce30" office:value-type="float" office:value="7299.590766" calcext:value-type="float">
            <text:p><text:s/>7,30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84.641895" calcext:value-type="float">
            <text:p><text:s/>2,785 <text:s/></text:p>
          </table:table-cell>
          <table:table-cell table:style-name="ce30" office:value-type="float" office:value="306362.642369" calcext:value-type="float">
            <text:p><text:s/>306,363 <text:s/></text:p>
          </table:table-cell>
          <table:table-cell table:style-name="ce30" office:value-type="float" office:value="8955" calcext:value-type="float">
            <text:p><text:s/>8,955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0月</text:p>
          </table:table-cell>
          <table:table-cell table:style-name="ce20"/>
          <table:table-cell table:style-name="ce23" office:value-type="float" office:value="1556214.522105" calcext:value-type="float">
            <text:p><text:s/>1,556,215 <text:s/></text:p>
          </table:table-cell>
          <table:table-cell table:style-name="ce30" office:value-type="float" office:value="303776.324" calcext:value-type="float">
            <text:p><text:s/>303,776 <text:s/></text:p>
          </table:table-cell>
          <table:table-cell table:style-name="ce30" office:value-type="float" office:value="192.357" calcext:value-type="float">
            <text:p><text:s/>192 <text:s/></text:p>
          </table:table-cell>
          <table:table-cell table:style-name="ce30" office:value-type="float" office:value="596764.9664" calcext:value-type="float">
            <text:p><text:s/>596,765 <text:s/></text:p>
          </table:table-cell>
          <table:table-cell table:style-name="ce30" office:value-type="float" office:value="365922.316" calcext:value-type="float">
            <text:p><text:s/>365,922 <text:s/></text:p>
          </table:table-cell>
          <table:table-cell table:style-name="ce30" office:value-type="float" office:value="288187.916" calcext:value-type="float">
            <text:p><text:s/>288,188 <text:s/></text:p>
          </table:table-cell>
          <table:table-cell table:style-name="ce30" office:value-type="float" office:value="77734.4" calcext:value-type="float">
            <text:p><text:s/>77,734 <text:s/></text:p>
          </table:table-cell>
          <table:table-cell table:style-name="ce30" office:value-type="float" office:value="16237.367964" calcext:value-type="float">
            <text:p><text:s/>16,237 <text:s/></text:p>
          </table:table-cell>
          <table:table-cell table:style-name="ce30" office:value-type="float" office:value="13409.381044" calcext:value-type="float">
            <text:p><text:s/>13,40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827.98692" calcext:value-type="float">
            <text:p><text:s/>2,828 <text:s/></text:p>
          </table:table-cell>
          <table:table-cell table:style-name="ce30" office:value-type="float" office:value="273321.190741" calcext:value-type="float">
            <text:p><text:s/>273,321 <text:s/></text:p>
          </table:table-cell>
          <table:table-cell table:style-name="ce30" office:value-type="float" office:value="9171" calcext:value-type="float">
            <text:p><text:s/>9,171 <text:s/></text:p>
          </table:table-cell>
          <table:table-cell table:style-name="ce30" office:value-type="float" office:value="11.6" calcext:value-type="float">
            <text:p><text:s/>1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9" office:value-type="float" office:value="11.6" calcext:value-type="float">
            <text:p><text:s/>12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1月</text:p>
          </table:table-cell>
          <table:table-cell table:style-name="ce20"/>
          <table:table-cell table:style-name="ce23" office:value-type="float" office:value="1385169.503851" calcext:value-type="float">
            <text:p><text:s/>1,385,170 <text:s/></text:p>
          </table:table-cell>
          <table:table-cell table:style-name="ce30" office:value-type="float" office:value="203909.321" calcext:value-type="float">
            <text:p><text:s/>203,909 <text:s/></text:p>
          </table:table-cell>
          <table:table-cell table:style-name="ce30" office:value-type="float" office:value="142.109" calcext:value-type="float">
            <text:p><text:s/>142 <text:s/></text:p>
          </table:table-cell>
          <table:table-cell table:style-name="ce30" office:value-type="float" office:value="582487.5063" calcext:value-type="float">
            <text:p><text:s/>582,488 <text:s/></text:p>
          </table:table-cell>
          <table:table-cell table:style-name="ce30" office:value-type="float" office:value="301627.946" calcext:value-type="float">
            <text:p><text:s/>301,628 <text:s/></text:p>
          </table:table-cell>
          <table:table-cell table:style-name="ce30" office:value-type="float" office:value="240085.546" calcext:value-type="float">
            <text:p><text:s/>240,086 <text:s/></text:p>
          </table:table-cell>
          <table:table-cell table:style-name="ce30" office:value-type="float" office:value="61542.4" calcext:value-type="float">
            <text:p><text:s/>61,542 <text:s/></text:p>
          </table:table-cell>
          <table:table-cell table:style-name="ce30" office:value-type="float" office:value="15493.951351" calcext:value-type="float">
            <text:p><text:s/>15,494 <text:s/></text:p>
          </table:table-cell>
          <table:table-cell table:style-name="ce30" office:value-type="float" office:value="12769.798405" calcext:value-type="float">
            <text:p><text:s/>12,77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24.152946" calcext:value-type="float">
            <text:p><text:s/>2,724 <text:s/></text:p>
          </table:table-cell>
          <table:table-cell table:style-name="ce30" office:value-type="float" office:value="281508.6702" calcext:value-type="float">
            <text:p><text:s/>281,509 <text:s/></text:p>
          </table:table-cell>
          <table:table-cell table:style-name="ce30" office:value-type="float" office:value="9413" calcext:value-type="float">
            <text:p><text:s/>9,413 <text:s/></text:p>
          </table:table-cell>
          <table:table-cell table:number-columns-repeated="2" table:style-name="ce30" office:value-type="float" office:value="72" calcext:value-type="float">
            <text:p><text:s/>72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20"/>
          <table:table-cell table:style-name="ce23" office:value-type="float" office:value="13945957.562351" calcext:value-type="float">
            <text:p><text:s/>13,945,958 <text:s/></text:p>
          </table:table-cell>
          <table:table-cell table:style-name="ce30" office:value-type="float" office:value="2788021.699" calcext:value-type="float">
            <text:p><text:s/>2,788,022 <text:s/></text:p>
          </table:table-cell>
          <table:table-cell table:style-name="ce30" office:value-type="float" office:value="1847.81" calcext:value-type="float">
            <text:p><text:s/>1,848 <text:s/></text:p>
          </table:table-cell>
          <table:table-cell table:style-name="ce30" office:value-type="float" office:value="5698052.8427" calcext:value-type="float">
            <text:p><text:s/>5,698,053 <text:s/></text:p>
          </table:table-cell>
          <table:table-cell table:style-name="ce30" office:value-type="float" office:value="2056983.275" calcext:value-type="float">
            <text:p><text:s/>2,056,983 <text:s/></text:p>
          </table:table-cell>
          <table:table-cell table:style-name="ce30" office:value-type="float" office:value="1456563.122" calcext:value-type="float">
            <text:p><text:s/>1,456,563 <text:s/></text:p>
          </table:table-cell>
          <table:table-cell table:style-name="ce30" office:value-type="float" office:value="600420.153" calcext:value-type="float">
            <text:p><text:s/>600,420 <text:s/></text:p>
          </table:table-cell>
          <table:table-cell table:style-name="ce30" office:value-type="float" office:value="155037.793753" calcext:value-type="float">
            <text:p><text:s/>155,038 <text:s/></text:p>
          </table:table-cell>
          <table:table-cell table:style-name="ce30" office:value-type="float" office:value="126389.621054" calcext:value-type="float">
            <text:p><text:s/>126,39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8648.172699" calcext:value-type="float">
            <text:p><text:s/>28,648 <text:s/></text:p>
          </table:table-cell>
          <table:table-cell table:style-name="ce30" office:value-type="float" office:value="3246014.141898" calcext:value-type="float">
            <text:p><text:s/>3,246,014 <text:s/></text:p>
          </table:table-cell>
          <table:table-cell table:style-name="ce30" office:value-type="float" office:value="94750" calcext:value-type="float">
            <text:p><text:s/>94,750 <text:s/></text:p>
          </table:table-cell>
          <table:table-cell table:style-name="ce30" office:value-type="float" office:value="119.1" calcext:value-type="float">
            <text:p><text:s/>119 <text:s/></text:p>
          </table:table-cell>
          <table:table-cell table:style-name="ce30" office:value-type="float" office:value="96.2" calcext:value-type="float">
            <text:p><text:s/>96 <text:s/></text:p>
          </table:table-cell>
          <table:table-cell table:style-name="ce39" office:value-type="float" office:value="22.9" calcext:value-type="float">
            <text:p><text:s/>23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2月</text:p>
          </table:table-cell>
          <table:table-cell table:style-name="ce20"/>
          <table:table-cell table:style-name="ce23" office:value-type="float" office:value="1366711.937996" calcext:value-type="float">
            <text:p><text:s/>1,366,712 <text:s/></text:p>
          </table:table-cell>
          <table:table-cell table:style-name="ce30" office:value-type="float" office:value="231130.587" calcext:value-type="float">
            <text:p><text:s/>231,131 <text:s/></text:p>
          </table:table-cell>
          <table:table-cell table:style-name="ce30" office:value-type="float" office:value="63.919" calcext:value-type="float">
            <text:p><text:s/>64 <text:s/></text:p>
          </table:table-cell>
          <table:table-cell table:style-name="ce30" office:value-type="float" office:value="397276.4391" calcext:value-type="float">
            <text:p><text:s/>397,276 <text:s/></text:p>
          </table:table-cell>
          <table:table-cell table:style-name="ce30" office:value-type="float" office:value="376141.183" calcext:value-type="float">
            <text:p><text:s/>376,141 <text:s/></text:p>
          </table:table-cell>
          <table:table-cell table:style-name="ce30" office:value-type="float" office:value="302361.983" calcext:value-type="float">
            <text:p><text:s/>302,362 <text:s/></text:p>
          </table:table-cell>
          <table:table-cell table:style-name="ce30" office:value-type="float" office:value="73779.2" calcext:value-type="float">
            <text:p><text:s/>73,779 <text:s/></text:p>
          </table:table-cell>
          <table:table-cell table:style-name="ce30" office:value-type="float" office:value="47500.71787" calcext:value-type="float">
            <text:p><text:s/>47,501 <text:s/></text:p>
          </table:table-cell>
          <table:table-cell table:style-name="ce30" office:value-type="float" office:value="14976.692964" calcext:value-type="float">
            <text:p><text:s/>14,97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2524.024906" calcext:value-type="float">
            <text:p><text:s/>32,524 <text:s/></text:p>
          </table:table-cell>
          <table:table-cell table:style-name="ce30" office:value-type="float" office:value="314599.092026" calcext:value-type="float">
            <text:p><text:s/>314,599 <text:s/></text:p>
          </table:table-cell>
          <table:table-cell table:style-name="ce30" office:value-type="float" office:value="9684" calcext:value-type="float">
            <text:p><text:s/>9,684 <text:s/></text:p>
          </table:table-cell>
          <table:table-cell table:style-name="ce30" office:value-type="float" office:value="1.6" calcext:value-type="float">
            <text:p><text:s/>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9" office:value-type="float" office:value="1.6" calcext:value-type="float">
            <text:p><text:s/>2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 - 12月</text:p>
          </table:table-cell>
          <table:table-cell table:style-name="ce20"/>
          <table:table-cell table:style-name="ce23" office:value-type="float" office:value="15312669.500347" calcext:value-type="float">
            <text:p><text:s/>15,312,670 <text:s/></text:p>
          </table:table-cell>
          <table:table-cell table:style-name="ce30" office:value-type="float" office:value="3019152.286" calcext:value-type="float">
            <text:p><text:s/>3,019,152 <text:s/></text:p>
          </table:table-cell>
          <table:table-cell table:style-name="ce30" office:value-type="float" office:value="1911.729" calcext:value-type="float">
            <text:p><text:s/>1,912 <text:s/></text:p>
          </table:table-cell>
          <table:table-cell table:style-name="ce30" office:value-type="float" office:value="6095329.2818" calcext:value-type="float">
            <text:p><text:s/>6,095,329 <text:s/></text:p>
          </table:table-cell>
          <table:table-cell table:style-name="ce30" office:value-type="float" office:value="2433124.458" calcext:value-type="float">
            <text:p><text:s/>2,433,124 <text:s/></text:p>
          </table:table-cell>
          <table:table-cell table:style-name="ce30" office:value-type="float" office:value="1758925.105" calcext:value-type="float">
            <text:p><text:s/>1,758,925 <text:s/></text:p>
          </table:table-cell>
          <table:table-cell table:style-name="ce30" office:value-type="float" office:value="674199.353" calcext:value-type="float">
            <text:p><text:s/>674,199 <text:s/></text:p>
          </table:table-cell>
          <table:table-cell table:style-name="ce30" office:value-type="float" office:value="202538.511623" calcext:value-type="float">
            <text:p><text:s/>202,539 <text:s/></text:p>
          </table:table-cell>
          <table:table-cell table:style-name="ce30" office:value-type="float" office:value="141366.314018" calcext:value-type="float">
            <text:p><text:s/>141,36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1172.197605" calcext:value-type="float">
            <text:p><text:s/>61,172 <text:s/></text:p>
          </table:table-cell>
          <table:table-cell table:style-name="ce30" office:value-type="float" office:value="3560613.233924" calcext:value-type="float">
            <text:p><text:s/>3,560,613 <text:s/></text:p>
          </table:table-cell>
          <table:table-cell table:style-name="ce30" office:value-type="float" office:value="104434" calcext:value-type="float">
            <text:p><text:s/>104,434 <text:s/></text:p>
          </table:table-cell>
          <table:table-cell table:style-name="ce30" office:value-type="float" office:value="120.7" calcext:value-type="float">
            <text:p><text:s/>121 <text:s/></text:p>
          </table:table-cell>
          <table:table-cell table:style-name="ce30" office:value-type="float" office:value="96.2" calcext:value-type="float">
            <text:p><text:s/>96 <text:s/></text:p>
          </table:table-cell>
          <table:table-cell table:style-name="ce39" office:value-type="float" office:value="24.5" calcext:value-type="float">
            <text:p><text:s/>25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3"/>
          <table:table-cell table:style-name="ce30" table:number-columns-repeated="14"/>
          <table:table-cell table:style-name="ce39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20"/>
          <table:table-cell table:style-name="ce23" office:value-type="float" office:value="1239787.674882" calcext:value-type="float">
            <text:p><text:s/>1,239,788 <text:s/></text:p>
          </table:table-cell>
          <table:table-cell table:style-name="ce30" office:value-type="float" office:value="218445.861" calcext:value-type="float">
            <text:p><text:s/>218,44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00410.123" calcext:value-type="float">
            <text:p><text:s/>400,410 <text:s/></text:p>
          </table:table-cell>
          <table:table-cell table:style-name="ce30" office:value-type="float" office:value="266146.357" calcext:value-type="float">
            <text:p><text:s/>266,146 <text:s/></text:p>
          </table:table-cell>
          <table:table-cell table:style-name="ce30" office:value-type="float" office:value="205124.261" calcext:value-type="float">
            <text:p><text:s/>205,124 <text:s/></text:p>
          </table:table-cell>
          <table:table-cell table:style-name="ce30" office:value-type="float" office:value="61022.096" calcext:value-type="float">
            <text:p><text:s/>61,022 <text:s/></text:p>
          </table:table-cell>
          <table:table-cell table:style-name="ce30" office:value-type="float" office:value="19204.313312" calcext:value-type="float">
            <text:p><text:s/>19,204 <text:s/></text:p>
          </table:table-cell>
          <table:table-cell table:style-name="ce30" office:value-type="float" office:value="16563.860871" calcext:value-type="float">
            <text:p><text:s/>16,56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640.452441" calcext:value-type="float">
            <text:p><text:s/>2,640 <text:s/></text:p>
          </table:table-cell>
          <table:table-cell table:style-name="ce30" office:value-type="float" office:value="335581.02057" calcext:value-type="float">
            <text:p><text:s/>335,581 <text:s/></text:p>
          </table:table-cell>
          <table:table-cell table:style-name="ce30" office:value-type="float" office:value="8222" calcext:value-type="float">
            <text:p><text:s/>8,22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20"/>
          <table:table-cell table:style-name="ce23" office:value-type="float" office:value="1070076.212605" calcext:value-type="float">
            <text:p><text:s/>1,070,076 <text:s/></text:p>
          </table:table-cell>
          <table:table-cell table:style-name="ce30" office:value-type="float" office:value="182262.216" calcext:value-type="float">
            <text:p><text:s/>182,26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403952.442" calcext:value-type="float">
            <text:p><text:s/>403,952 <text:s/></text:p>
          </table:table-cell>
          <table:table-cell table:style-name="ce30" office:value-type="float" office:value="167811.374" calcext:value-type="float">
            <text:p><text:s/>167,811 <text:s/></text:p>
          </table:table-cell>
          <table:table-cell table:style-name="ce30" office:value-type="float" office:value="131989.004" calcext:value-type="float">
            <text:p><text:s/>131,989 <text:s/></text:p>
          </table:table-cell>
          <table:table-cell table:style-name="ce30" office:value-type="float" office:value="35822.37" calcext:value-type="float">
            <text:p><text:s/>35,822 <text:s/></text:p>
          </table:table-cell>
          <table:table-cell table:style-name="ce30" office:value-type="float" office:value="14146.020822" calcext:value-type="float">
            <text:p><text:s/>14,146 <text:s/></text:p>
          </table:table-cell>
          <table:table-cell table:style-name="ce30" office:value-type="float" office:value="11894.811813" calcext:value-type="float">
            <text:p><text:s/>11,89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251.209009" calcext:value-type="float">
            <text:p><text:s/>2,251 <text:s/></text:p>
          </table:table-cell>
          <table:table-cell table:style-name="ce30" office:value-type="float" office:value="301904.159783" calcext:value-type="float">
            <text:p><text:s/>301,904 <text:s/></text:p>
          </table:table-cell>
          <table:table-cell table:style-name="ce30" office:value-type="float" office:value="8244" calcext:value-type="float">
            <text:p><text:s/>8,24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20"/>
          <table:table-cell table:style-name="ce23" office:value-type="float" office:value="1200865.292018" calcext:value-type="float">
            <text:p><text:s/>1,200,865 <text:s/></text:p>
          </table:table-cell>
          <table:table-cell table:style-name="ce30" office:value-type="float" office:value="164749.757" calcext:value-type="float">
            <text:p><text:s/>164,750 <text:s/></text:p>
          </table:table-cell>
          <table:table-cell table:style-name="ce30" office:value-type="float" office:value="7.435" calcext:value-type="float">
            <text:p><text:s/>7 <text:s/></text:p>
          </table:table-cell>
          <table:table-cell table:style-name="ce30" office:value-type="float" office:value="551732.616" calcext:value-type="float">
            <text:p><text:s/>551,733 <text:s/></text:p>
          </table:table-cell>
          <table:table-cell table:style-name="ce30" office:value-type="float" office:value="180875.645" calcext:value-type="float">
            <text:p><text:s/>180,876 <text:s/></text:p>
          </table:table-cell>
          <table:table-cell table:style-name="ce30" office:value-type="float" office:value="141818.749" calcext:value-type="float">
            <text:p><text:s/>141,819 <text:s/></text:p>
          </table:table-cell>
          <table:table-cell table:style-name="ce30" office:value-type="float" office:value="39056.896" calcext:value-type="float">
            <text:p><text:s/>39,057 <text:s/></text:p>
          </table:table-cell>
          <table:table-cell table:style-name="ce30" office:value-type="float" office:value="17813.448596" calcext:value-type="float">
            <text:p><text:s/>17,813 <text:s/></text:p>
          </table:table-cell>
          <table:table-cell table:style-name="ce30" office:value-type="float" office:value="15146.725556" calcext:value-type="float">
            <text:p><text:s/>15,14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666.72304" calcext:value-type="float">
            <text:p><text:s/>2,667 <text:s/></text:p>
          </table:table-cell>
          <table:table-cell table:style-name="ce30" office:value-type="float" office:value="285686.390422" calcext:value-type="float">
            <text:p><text:s/>285,686 <text:s/></text:p>
          </table:table-cell>
          <table:table-cell table:style-name="ce30" office:value-type="float" office:value="8294" calcext:value-type="float">
            <text:p><text:s/>8,294 <text:s/></text:p>
          </table:table-cell>
          <table:table-cell table:style-name="ce30" office:value-type="float" office:value="4.9" calcext:value-type="float">
            <text:p><text:s/>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9" office:value-type="float" office:value="4.9" calcext:value-type="float">
            <text:p><text:s/>5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20"/>
          <table:table-cell table:style-name="ce23" office:value-type="float" office:value="1242447.147231" calcext:value-type="float">
            <text:p><text:s/>1,242,447 <text:s/></text:p>
          </table:table-cell>
          <table:table-cell table:style-name="ce30" office:value-type="float" office:value="137290.499" calcext:value-type="float">
            <text:p><text:s/>137,29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54845.55211" calcext:value-type="float">
            <text:p><text:s/>654,846 <text:s/></text:p>
          </table:table-cell>
          <table:table-cell table:style-name="ce30" office:value-type="float" office:value="176107.413" calcext:value-type="float">
            <text:p><text:s/>176,107 <text:s/></text:p>
          </table:table-cell>
          <table:table-cell table:style-name="ce30" office:value-type="float" office:value="136913.813" calcext:value-type="float">
            <text:p><text:s/>136,914 <text:s/></text:p>
          </table:table-cell>
          <table:table-cell table:style-name="ce30" office:value-type="float" office:value="39193.6" calcext:value-type="float">
            <text:p><text:s/>39,194 <text:s/></text:p>
          </table:table-cell>
          <table:table-cell table:style-name="ce30" office:value-type="float" office:value="16010.786466" calcext:value-type="float">
            <text:p><text:s/>16,011 <text:s/></text:p>
          </table:table-cell>
          <table:table-cell table:style-name="ce30" office:value-type="float" office:value="13222.049462" calcext:value-type="float">
            <text:p><text:s/>13,22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88.737004" calcext:value-type="float">
            <text:p><text:s/>2,789 <text:s/></text:p>
          </table:table-cell>
          <table:table-cell table:style-name="ce30" office:value-type="float" office:value="258192.896655" calcext:value-type="float">
            <text:p><text:s/>258,193 <text:s/></text:p>
          </table:table-cell>
          <table:table-cell table:style-name="ce30" office:value-type="float" office:value="8371" calcext:value-type="float">
            <text:p><text:s/>8,37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20"/>
          <table:table-cell table:style-name="ce23" office:value-type="float" office:value="1333979.976482" calcext:value-type="float">
            <text:p><text:s/>1,333,980 <text:s/></text:p>
          </table:table-cell>
          <table:table-cell table:style-name="ce30" office:value-type="float" office:value="148309.445" calcext:value-type="float">
            <text:p><text:s/>148,30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781186.301" calcext:value-type="float">
            <text:p><text:s/>781,186 <text:s/></text:p>
          </table:table-cell>
          <table:table-cell table:style-name="ce30" office:value-type="float" office:value="101791.164" calcext:value-type="float">
            <text:p><text:s/>101,791 <text:s/></text:p>
          </table:table-cell>
          <table:table-cell table:style-name="ce30" office:value-type="float" office:value="67585.402" calcext:value-type="float">
            <text:p><text:s/>67,585 <text:s/></text:p>
          </table:table-cell>
          <table:table-cell table:style-name="ce30" office:value-type="float" office:value="34205.762" calcext:value-type="float">
            <text:p><text:s/>34,206 <text:s/></text:p>
          </table:table-cell>
          <table:table-cell table:style-name="ce30" office:value-type="float" office:value="14953.511153" calcext:value-type="float">
            <text:p><text:s/>14,954 <text:s/></text:p>
          </table:table-cell>
          <table:table-cell table:style-name="ce30" office:value-type="float" office:value="12189.990806" calcext:value-type="float">
            <text:p><text:s/>12,19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63.520347" calcext:value-type="float">
            <text:p><text:s/>2,764 <text:s/></text:p>
          </table:table-cell>
          <table:table-cell table:style-name="ce30" office:value-type="float" office:value="287739.555329" calcext:value-type="float">
            <text:p><text:s/>287,740 <text:s/></text:p>
          </table:table-cell>
          <table:table-cell table:style-name="ce30" office:value-type="float" office:value="8394" calcext:value-type="float">
            <text:p><text:s/>8,39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20"/>
          <table:table-cell table:style-name="ce23" office:value-type="float" office:value="1394387.732675" calcext:value-type="float">
            <text:p><text:s/>1,394,388 <text:s/></text:p>
          </table:table-cell>
          <table:table-cell table:style-name="ce30" office:value-type="float" office:value="293500.887" calcext:value-type="float">
            <text:p><text:s/>293,50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70630.49468" calcext:value-type="float">
            <text:p><text:s/>670,630 <text:s/></text:p>
          </table:table-cell>
          <table:table-cell table:style-name="ce30" office:value-type="float" office:value="104963.816" calcext:value-type="float">
            <text:p><text:s/>104,964 <text:s/></text:p>
          </table:table-cell>
          <table:table-cell table:style-name="ce30" office:value-type="float" office:value="82455.862" calcext:value-type="float">
            <text:p><text:s/>82,456 <text:s/></text:p>
          </table:table-cell>
          <table:table-cell table:style-name="ce30" office:value-type="float" office:value="22507.954" calcext:value-type="float">
            <text:p><text:s/>22,508 <text:s/></text:p>
          </table:table-cell>
          <table:table-cell table:style-name="ce30" office:value-type="float" office:value="15011.853328" calcext:value-type="float">
            <text:p><text:s/>15,012 <text:s/></text:p>
          </table:table-cell>
          <table:table-cell table:style-name="ce30" office:value-type="float" office:value="12433.59171" calcext:value-type="float">
            <text:p><text:s/>12,43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578.261618" calcext:value-type="float">
            <text:p><text:s/>2,578 <text:s/></text:p>
          </table:table-cell>
          <table:table-cell table:style-name="ce30" office:value-type="float" office:value="310280.681667" calcext:value-type="float">
            <text:p><text:s/>310,281 <text:s/></text:p>
          </table:table-cell>
          <table:table-cell table:style-name="ce30" office:value-type="float" office:value="8444" calcext:value-type="float">
            <text:p><text:s/>8,444 <text:s/></text:p>
          </table:table-cell>
          <table:table-cell table:number-columns-repeated="2" table:style-name="ce30" office:value-type="float" office:value="23.9" calcext:value-type="float">
            <text:p><text:s/>24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20"/>
          <table:table-cell table:style-name="ce23" office:value-type="float" office:value="1656362.312864" calcext:value-type="float">
            <text:p><text:s/>1,656,362 <text:s/></text:p>
          </table:table-cell>
          <table:table-cell table:style-name="ce30" office:value-type="float" office:value="312138.233" calcext:value-type="float">
            <text:p><text:s/>312,13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848673.629" calcext:value-type="float">
            <text:p><text:s/>848,674 <text:s/></text:p>
          </table:table-cell>
          <table:table-cell table:style-name="ce30" office:value-type="float" office:value="165074.46" calcext:value-type="float">
            <text:p><text:s/>165,074 <text:s/></text:p>
          </table:table-cell>
          <table:table-cell table:style-name="ce30" office:value-type="float" office:value="137571.804" calcext:value-type="float">
            <text:p><text:s/>137,572 <text:s/></text:p>
          </table:table-cell>
          <table:table-cell table:style-name="ce30" office:value-type="float" office:value="27502.656" calcext:value-type="float">
            <text:p><text:s/>27,503 <text:s/></text:p>
          </table:table-cell>
          <table:table-cell table:style-name="ce30" office:value-type="float" office:value="15531.840266" calcext:value-type="float">
            <text:p><text:s/>15,532 <text:s/></text:p>
          </table:table-cell>
          <table:table-cell table:style-name="ce30" office:value-type="float" office:value="12616.816802" calcext:value-type="float">
            <text:p><text:s/>12,61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915.023464" calcext:value-type="float">
            <text:p><text:s/>2,915 <text:s/></text:p>
          </table:table-cell>
          <table:table-cell table:style-name="ce30" office:value-type="float" office:value="314944.150598" calcext:value-type="float">
            <text:p><text:s/>314,944 <text:s/></text:p>
          </table:table-cell>
          <table:table-cell table:style-name="ce30" office:value-type="float" office:value="8494" calcext:value-type="float">
            <text:p><text:s/>8,49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20"/>
          <table:table-cell table:style-name="ce23" office:value-type="float" office:value="1635452.739056" calcext:value-type="float">
            <text:p><text:s/>1,635,453 <text:s/></text:p>
          </table:table-cell>
          <table:table-cell table:style-name="ce30" office:value-type="float" office:value="568546.401" calcext:value-type="float">
            <text:p><text:s/>568,54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673343.322" calcext:value-type="float">
            <text:p><text:s/>673,343 <text:s/></text:p>
          </table:table-cell>
          <table:table-cell table:style-name="ce30" office:value-type="float" office:value="63707.984" calcext:value-type="float">
            <text:p><text:s/>63,708 <text:s/></text:p>
          </table:table-cell>
          <table:table-cell table:style-name="ce30" office:value-type="float" office:value="43238.841" calcext:value-type="float">
            <text:p><text:s/>43,239 <text:s/></text:p>
          </table:table-cell>
          <table:table-cell table:style-name="ce30" office:value-type="float" office:value="20469.143" calcext:value-type="float">
            <text:p><text:s/>20,469 <text:s/></text:p>
          </table:table-cell>
          <table:table-cell table:style-name="ce30" office:value-type="float" office:value="13805.706563" calcext:value-type="float">
            <text:p><text:s/>13,806 <text:s/></text:p>
          </table:table-cell>
          <table:table-cell table:style-name="ce30" office:value-type="float" office:value="11001.747435" calcext:value-type="float">
            <text:p><text:s/>11,00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803.959128" calcext:value-type="float">
            <text:p><text:s/>2,804 <text:s/></text:p>
          </table:table-cell>
          <table:table-cell table:style-name="ce30" office:value-type="float" office:value="316049.325493" calcext:value-type="float">
            <text:p><text:s/>316,049 <text:s/></text:p>
          </table:table-cell>
          <table:table-cell table:style-name="ce30" office:value-type="float" office:value="8955" calcext:value-type="float">
            <text:p><text:s/>8,955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20"/>
          <table:table-cell table:style-name="ce23" office:value-type="float" office:value="1556276.173502" calcext:value-type="float">
            <text:p><text:s/>1,556,276 <text:s/></text:p>
          </table:table-cell>
          <table:table-cell table:style-name="ce30" office:value-type="float" office:value="379444.341" calcext:value-type="float">
            <text:p><text:s/>379,444 <text:s/></text:p>
          </table:table-cell>
          <table:table-cell table:style-name="ce30" office:value-type="float" office:value="3584.486" calcext:value-type="float">
            <text:p><text:s/>3,584 <text:s/></text:p>
          </table:table-cell>
          <table:table-cell table:style-name="ce30" office:value-type="float" office:value="794212.489" calcext:value-type="float">
            <text:p><text:s/>794,212 <text:s/></text:p>
          </table:table-cell>
          <table:table-cell table:style-name="ce30" office:value-type="float" office:value="54683.007" calcext:value-type="float">
            <text:p><text:s/>54,683 <text:s/></text:p>
          </table:table-cell>
          <table:table-cell table:style-name="ce30" office:value-type="float" office:value="41247.871" calcext:value-type="float">
            <text:p><text:s/>41,248 <text:s/></text:p>
          </table:table-cell>
          <table:table-cell table:style-name="ce30" office:value-type="float" office:value="13435.136" calcext:value-type="float">
            <text:p><text:s/>13,435 <text:s/></text:p>
          </table:table-cell>
          <table:table-cell table:style-name="ce30" office:value-type="float" office:value="15825.447234" calcext:value-type="float">
            <text:p><text:s/>15,825 <text:s/></text:p>
          </table:table-cell>
          <table:table-cell table:style-name="ce30" office:value-type="float" office:value="12909.003198" calcext:value-type="float">
            <text:p><text:s/>12,90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916.444036" calcext:value-type="float">
            <text:p><text:s/>2,916 <text:s/></text:p>
          </table:table-cell>
          <table:table-cell table:style-name="ce30" office:value-type="float" office:value="308526.403268" calcext:value-type="float">
            <text:p><text:s/>308,526 <text:s/></text:p>
          </table:table-cell>
          <table:table-cell table:style-name="ce30" office:value-type="float" office:value="8177" calcext:value-type="float">
            <text:p><text:s/>8,177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0月</text:p>
          </table:table-cell>
          <table:table-cell table:style-name="ce20"/>
          <table:table-cell table:style-name="ce23" office:value-type="float" office:value="1968278.997189" calcext:value-type="float">
            <text:p><text:s/>1,968,279 <text:s/></text:p>
          </table:table-cell>
          <table:table-cell table:style-name="ce30" office:value-type="float" office:value="534867.079" calcext:value-type="float">
            <text:p><text:s/>534,867 <text:s/></text:p>
          </table:table-cell>
          <table:table-cell table:style-name="ce30" office:value-type="float" office:value="1843.04" calcext:value-type="float">
            <text:p><text:s/>1,843 <text:s/></text:p>
          </table:table-cell>
          <table:table-cell table:style-name="ce30" office:value-type="float" office:value="910423.869" calcext:value-type="float">
            <text:p><text:s/>910,424 <text:s/></text:p>
          </table:table-cell>
          <table:table-cell table:style-name="ce30" office:value-type="float" office:value="228744.154" calcext:value-type="float">
            <text:p><text:s/>228,744 <text:s/></text:p>
          </table:table-cell>
          <table:table-cell table:style-name="ce30" office:value-type="float" office:value="164995.357" calcext:value-type="float">
            <text:p><text:s/>164,995 <text:s/></text:p>
          </table:table-cell>
          <table:table-cell table:style-name="ce30" office:value-type="float" office:value="63748.797" calcext:value-type="float">
            <text:p><text:s/>63,749 <text:s/></text:p>
          </table:table-cell>
          <table:table-cell table:style-name="ce30" office:value-type="float" office:value="15564.240254" calcext:value-type="float">
            <text:p><text:s/>15,564 <text:s/></text:p>
          </table:table-cell>
          <table:table-cell table:style-name="ce30" office:value-type="float" office:value="12892.11969" calcext:value-type="float">
            <text:p><text:s/>12,89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672.120564" calcext:value-type="float">
            <text:p><text:s/>2,672 <text:s/></text:p>
          </table:table-cell>
          <table:table-cell table:style-name="ce30" office:value-type="float" office:value="276836.614935" calcext:value-type="float">
            <text:p><text:s/>276,837 <text:s/></text:p>
          </table:table-cell>
          <table:table-cell table:style-name="ce30" office:value-type="float" office:value="8171" calcext:value-type="float">
            <text:p><text:s/>8,17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6"/>
          <table:table-cell table:style-name="ce13" office:value-type="string" calcext:value-type="string">
            <text:p>11月</text:p>
          </table:table-cell>
          <table:table-cell table:style-name="ce20"/>
          <table:table-cell table:style-name="ce23" office:value-type="float" office:value="1606274.215477" calcext:value-type="float">
            <text:p><text:s/>1,606,274 <text:s/></text:p>
          </table:table-cell>
          <table:table-cell table:style-name="ce30" office:value-type="float" office:value="309956.994" calcext:value-type="float">
            <text:p><text:s/>309,957 <text:s/></text:p>
          </table:table-cell>
          <table:table-cell table:style-name="ce30" office:value-type="float" office:value="1859.038" calcext:value-type="float">
            <text:p><text:s/>1,859 <text:s/></text:p>
          </table:table-cell>
          <table:table-cell table:style-name="ce30" office:value-type="float" office:value="671456.494" calcext:value-type="float">
            <text:p><text:s/>671,456 <text:s/></text:p>
          </table:table-cell>
          <table:table-cell table:style-name="ce30" office:value-type="float" office:value="329858.086" calcext:value-type="float">
            <text:p><text:s/>329,858 <text:s/></text:p>
          </table:table-cell>
          <table:table-cell table:style-name="ce30" office:value-type="float" office:value="251315.416" calcext:value-type="float">
            <text:p><text:s/>251,315 <text:s/></text:p>
          </table:table-cell>
          <table:table-cell table:style-name="ce30" office:value-type="float" office:value="78542.67" calcext:value-type="float">
            <text:p><text:s/>78,543 <text:s/></text:p>
          </table:table-cell>
          <table:table-cell table:style-name="ce30" office:value-type="float" office:value="14377.915928" calcext:value-type="float">
            <text:p><text:s/>14,378 <text:s/></text:p>
          </table:table-cell>
          <table:table-cell table:style-name="ce30" office:value-type="float" office:value="11604.190443" calcext:value-type="float">
            <text:p><text:s/>11,60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773.725485" calcext:value-type="float">
            <text:p><text:s/>2,774 <text:s/></text:p>
          </table:table-cell>
          <table:table-cell table:style-name="ce30" office:value-type="float" office:value="278765.687549" calcext:value-type="float">
            <text:p><text:s/>278,766 <text:s/></text:p>
          </table:table-cell>
          <table:table-cell table:style-name="ce30" office:value-type="float" office:value="8166" calcext:value-type="float">
            <text:p><text:s/>8,166 <text:s/></text:p>
          </table:table-cell>
          <table:table-cell table:number-columns-repeated="2" table:style-name="ce30" office:value-type="float" office:value="24" calcext:value-type="float">
            <text:p><text:s/>24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2" office:value-type="string" calcext:value-type="string">
            <text:p>1 - 11月</text:p>
          </table:table-cell>
          <table:table-cell table:style-name="ce21"/>
          <table:table-cell table:style-name="ce24" office:value-type="float" office:value="15904188.473981" calcext:value-type="float">
            <text:p><text:s/>15,904,188 <text:s/></text:p>
          </table:table-cell>
          <table:table-cell table:style-name="ce31" office:value-type="float" office:value="3249511.713" calcext:value-type="float">
            <text:p><text:s/>3,249,512 <text:s/></text:p>
          </table:table-cell>
          <table:table-cell table:style-name="ce31" office:value-type="float" office:value="7293.999" calcext:value-type="float">
            <text:p><text:s/>7,294 <text:s/></text:p>
          </table:table-cell>
          <table:table-cell table:style-name="ce31" office:value-type="float" office:value="7360867.33179" calcext:value-type="float">
            <text:p><text:s/>7,360,867 <text:s/></text:p>
          </table:table-cell>
          <table:table-cell table:style-name="ce31" office:value-type="float" office:value="1839763.46" calcext:value-type="float">
            <text:p><text:s/>1,839,763 <text:s/></text:p>
          </table:table-cell>
          <table:table-cell table:style-name="ce31" office:value-type="float" office:value="1404256.38" calcext:value-type="float">
            <text:p><text:s/>1,404,256 <text:s/></text:p>
          </table:table-cell>
          <table:table-cell table:style-name="ce31" office:value-type="float" office:value="435507.08" calcext:value-type="float">
            <text:p><text:s/>435,507 <text:s/></text:p>
          </table:table-cell>
          <table:table-cell table:style-name="ce31" office:value-type="float" office:value="172245.083922" calcext:value-type="float">
            <text:p><text:s/>172,245 <text:s/></text:p>
          </table:table-cell>
          <table:table-cell table:style-name="ce31" office:value-type="float" office:value="142474.907786" calcext:value-type="float">
            <text:p><text:s/>142,475 <text:s/></text:p>
          </table:table-cell>
          <table:table-cell table:style-name="ce31" office:value-type="float" office:value="0" calcext:value-type="float">
            <text:p>- <text:s/></text:p>
          </table:table-cell>
          <table:table-cell table:style-name="ce31" office:value-type="float" office:value="29770.176136" calcext:value-type="float">
            <text:p><text:s/>29,770 <text:s/></text:p>
          </table:table-cell>
          <table:table-cell table:style-name="ce31" office:value-type="float" office:value="3274506.886269" calcext:value-type="float">
            <text:p><text:s/>3,274,507 <text:s/></text:p>
          </table:table-cell>
          <table:table-cell table:style-name="ce31" office:value-type="float" office:value="91932" calcext:value-type="float">
            <text:p><text:s/>91,932 <text:s/></text:p>
          </table:table-cell>
          <table:table-cell table:style-name="ce31" office:value-type="float" office:value="52.8" calcext:value-type="float">
            <text:p><text:s/>53 <text:s/></text:p>
          </table:table-cell>
          <table:table-cell table:style-name="ce31" office:value-type="float" office:value="47.9" calcext:value-type="float">
            <text:p><text:s/>48 <text:s/></text:p>
          </table:table-cell>
          <table:table-cell table:style-name="ce40" office:value-type="float" office:value="4.9" calcext:value-type="float">
            <text:p><text:s/>5 <text:s/>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 table:number-columns-spanned="19" table:number-rows-spanned="1">
            <text:p>註：1.本表再生能源定義係參照「再生能源發展條例」。</text:p>
          </table:table-cell>
          <table:covered-table-cell table:number-columns-repeated="18" table:style-name="ce14"/>
          <table:table-cell table:number-columns-repeated="1005"/>
        </table:table-row>
        <table:table-row table:style-name="ro4">
          <table:table-cell table:style-name="ce8" office:value-type="string" calcext:value-type="string" table:number-columns-spanned="19" table:number-rows-spanned="1">
            <text:p>　　2.生質酒精為E100酒精汽油，僅用於摻配，供給來源皆為進口，無需進口月份即無統計數值。</text:p>
          </table:table-cell>
          <table:covered-table-cell table:number-columns-repeated="18" table:style-name="ce15"/>
          <table:table-cell table:number-columns-repeated="1005"/>
        </table:table-row>
        <table:table-row table:style-name="ro4">
          <table:table-cell table:style-name="ce8" office:value-type="string" calcext:value-type="string" table:number-columns-spanned="19" table:number-rows-spanned="1">
            <text:p>　　3.*本表太陽熱能資料因相關補助落日，108年起太陽熱能資料需依次年度廠家調查結果進行推估。</text:p>
          </table:table-cell>
          <table:covered-table-cell table:number-columns-repeated="18" table:style-name="ce15"/>
          <table:table-cell table:number-columns-repeated="1005"/>
        </table:table-row>
        <table:table-row table:style-name="ro5" table:number-rows-repeated="3">
          <table:table-cell table:number-columns-repeated="3"/>
          <table:table-cell table:style-name="ce25" table:number-columns-repeated="16"/>
          <table:table-cell table:number-columns-repeated="1005"/>
        </table:table-row>
        <table:table-row table:style-name="ro6" table:number-rows-repeated="7">
          <table:table-cell table:number-columns-repeated="3"/>
          <table:table-cell table:style-name="ce25" table:number-columns-repeated="16"/>
          <table:table-cell table:number-columns-repeated="1005"/>
        </table:table-row>
        <table:table-row table:style-name="ro6" table:number-rows-repeated="19">
          <table:table-cell table:number-columns-repeated="3"/>
          <table:table-cell table:style-name="ce26" table:number-columns-repeated="16"/>
          <table:table-cell table:number-columns-repeated="1005"/>
        </table:table-row>
        <table:table-row table:style-name="ro7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9">
      <number:text>-  </number:text>
      <style:map style:condition="value()&gt;0" style:apply-style-name="N189P0"/>
      <style:map style:condition="value()&lt;0" style:apply-style-name="N18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再生能源供給</dc:title>
    <dc:subject>再生能源供給</dc:subject>
    <meta:keyword>能源統計月報</meta:keyword>
    <dc:description>再生能源供給</dc:description>
    <meta:initial-creator>國際合作與能源統計科</meta:initial-creator>
    <meta:creation-date>2012-08-14T16:50:13</meta:creation-date>
    <dc:creator>方文秀</dc:creator>
    <dc:date>2021-12-29T20:30:38</dc:date>
    <meta:print-date>2021-12-29T20:30:35</meta:print-date>
    <meta:document-statistic meta:table-count="1" meta:cell-count="77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